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B300000396234B78A74ECAAD9C.png" manifest:media-type="image/png"/>
  <manifest:file-entry manifest:full-path="Pictures/10000000000003D5000002599C304B4A088330CD.png" manifest:media-type="image/png"/>
  <manifest:file-entry manifest:full-path="Pictures/10000000000003C0000001BA5904B67CB014B6EA.png" manifest:media-type="image/png"/>
  <manifest:file-entry manifest:full-path="Pictures/100000010000019C000001C533AD1DB56D3CC917.png" manifest:media-type="image/png"/>
  <manifest:file-entry manifest:full-path="Pictures/100000010000036D00000411D2D64AC97B2A1240.png" manifest:media-type="image/png"/>
  <manifest:file-entry manifest:full-path="Pictures/10000000000003D5000002590EE57C721F4A5A2C.png" manifest:media-type="image/png"/>
  <manifest:file-entry manifest:full-path="Pictures/10000001000001A2000001794A53701392DF5C5E.png" manifest:media-type="image/png"/>
  <manifest:file-entry manifest:full-path="Pictures/10000001000002A0000001D0601434CFED005908.png" manifest:media-type="image/png"/>
  <manifest:file-entry manifest:full-path="Pictures/100000000000098E0000056253E30F0B08F6018F.png" manifest:media-type="image/png"/>
  <manifest:file-entry manifest:full-path="Pictures/10000000000004E5000002FB576F5FF20A051D36.png" manifest:media-type="image/png"/>
  <manifest:file-entry manifest:full-path="Pictures/1000000000000500000002D1A97FE483229452B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JP Black" svg:font-family="'Noto Sans CJK JP Black'" style:font-family-generic="swiss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ffff00" draw:fill-color="#ffffff" draw:textarea-horizontal-align="justify" draw:textarea-vertical-align="middle" draw:auto-grow-height="false" fo:min-height="29.45cm" fo:min-width="20.5cm"/>
    </style:style>
    <style:style style:name="gr2" style:family="graphic" style:parent-style-name="standard">
      <style:graphic-properties draw:stroke="none" draw:fill-color="#ffde59" draw:textarea-horizontal-align="justify" draw:textarea-vertical-align="middle" draw:auto-grow-height="false" fo:min-height="0cm" fo:min-width="2.31cm"/>
    </style:style>
    <style:style style:name="gr3" style:family="graphic" style:parent-style-name="standard">
      <style:graphic-properties draw:stroke="dash" draw:stroke-dash="Dot" svg:stroke-width="0.212cm" svg:stroke-color="#fff5ce" draw:marker-start-width="0.519cm" draw:marker-end-width="0.519cm" svg:stroke-linecap="butt" draw:fill="none" draw:textarea-horizontal-align="justify" draw:textarea-vertical-align="middle" draw:auto-grow-height="false" fo:min-height="5.026cm" fo:min-width="5.12cm" fo:padding-top="0.232cm" fo:padding-bottom="0.232cm" fo:padding-left="0.357cm" fo:padding-right="0.357cm"/>
    </style:style>
    <style:style style:name="gr4" style:family="graphic" style:parent-style-name="standard">
      <style:graphic-properties draw:stroke="none" draw:fill-color="#ffde59" draw:textarea-horizontal-align="justify" draw:textarea-vertical-align="middle" draw:auto-grow-height="false" fo:min-height="0cm" fo:min-width="9.592cm"/>
    </style:style>
    <style:style style:name="gr5" style:family="graphic">
      <style:graphic-properties svg:stroke-width="0.106cm" svg:stroke-color="#333333" draw:marker-start-width="0.508cm" draw:marker-end-width="0.508cm" svg:stroke-linecap="round" draw:fill="none" draw:textarea-vertical-align="middle" fo:padding-top="0.177cm" fo:padding-bottom="0.177cm" fo:padding-left="0.302cm" fo:padding-right="0.302cm"/>
    </style:style>
    <style:style style:name="gr6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242cm, 0cm, 14.915cm)" draw:image-opacity="100%" style:mirror="none"/>
    </style:style>
    <style:style style:name="gr7" style:family="graphic">
      <style:graphic-properties svg:stroke-width="0.106cm" svg:stroke-color="#999999" draw:marker-start-width="0.508cm" draw:marker-end-width="0.508cm" svg:stroke-linecap="round" draw:fill="none" draw:textarea-vertical-align="middle" fo:padding-top="0.177cm" fo:padding-bottom="0.177cm" fo:padding-left="0.302cm" fo:padding-right="0.302cm"/>
    </style:style>
    <style:style style:name="gr8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8.498cm, 0cm, 9.24cm)" draw:image-opacity="100%" style:mirror="none"/>
    </style:style>
    <style:style style:name="gr9" style:family="graphic">
      <style:graphic-properties svg:stroke-width="0.106cm" svg:stroke-color="#333333" draw:marker-start-width="0.509cm" draw:marker-end-width="0.509cm" svg:stroke-linecap="round" draw:fill="none" draw:textarea-vertical-align="middle" fo:padding-top="0.178cm" fo:padding-bottom="0.178cm" fo:padding-left="0.303cm" fo:padding-right="0.303cm"/>
    </style:style>
    <style:style style:name="gr10" style:family="graphic">
      <style:graphic-properties svg:stroke-width="0.25cm" svg:stroke-color="#999999" draw:marker-start-width="0.725cm" draw:marker-end-width="0.725cm" svg:stroke-linecap="round" draw:fill="none" draw:textarea-vertical-align="middle" fo:padding-top="0.25cm" fo:padding-bottom="0.25cm" fo:padding-left="0.375cm" fo:padding-right="0.375cm"/>
    </style:style>
    <style:style style:name="gr11" style:family="graphic" style:parent-style-name="standard">
      <style:graphic-properties draw:stroke="none" draw:fill-color="#666666" draw:textarea-horizontal-align="justify" draw:textarea-vertical-align="middle" draw:auto-grow-height="false" fo:min-height="2.5cm" fo:min-width="7cm"/>
    </style:style>
    <style:style style:name="gr12" style:family="graphic" style:parent-style-name="standard">
      <style:graphic-properties draw:stroke="none" draw:fill-color="#333333" draw:textarea-horizontal-align="justify" draw:textarea-vertical-align="middle" draw:auto-grow-height="false" fo:min-height="2cm" fo:min-width="2.25cm"/>
    </style:style>
    <style:style style:name="gr13" style:family="graphic" style:parent-style-name="standard">
      <style:graphic-properties draw:stroke="none" draw:fill-color="#bbe33d" draw:textarea-horizontal-align="justify" draw:textarea-vertical-align="middle" draw:auto-grow-height="false" fo:min-height="1cm" fo:min-width="0.05cm"/>
    </style:style>
    <style:style style:name="gr14" style:family="graphic" style:parent-style-name="standard">
      <style:graphic-properties draw:stroke="none" draw:fill-color="#b2b2b2" draw:textarea-horizontal-align="justify" draw:textarea-vertical-align="middle" draw:auto-grow-height="false" fo:min-height="1cm" fo:min-width="0cm"/>
    </style:style>
    <style:style style:name="gr15" style:family="graphic" style:parent-style-name="standard">
      <style:graphic-properties draw:stroke="none" draw:fill-color="#333333" draw:textarea-horizontal-align="justify" draw:textarea-vertical-align="middle" draw:auto-grow-height="false" fo:min-height="1cm" fo:min-width="0cm"/>
    </style:style>
    <style:style style:name="gr16" style:family="graphic" style:parent-style-name="standard">
      <style:graphic-properties draw:stroke="none" draw:fill-color="#c9211e" draw:textarea-vertical-align="middle"/>
    </style:style>
    <style:style style:name="gr17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draw:fill-color="#eeeeee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draw:fill-color="#5eb91e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draw:fill-color="#f10d0c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draw:fill-color="#666666" draw:textarea-horizontal-align="justify" draw:textarea-vertical-align="middle" draw:auto-grow-height="false" fo:min-height="1.033cm" fo:min-width="3cm"/>
    </style:style>
    <style:style style:name="gr22" style:family="graphic" style:parent-style-name="standard">
      <style:graphic-properties draw:stroke="none" draw:fill-color="#333333" draw:textarea-horizontal-align="justify" draw:textarea-vertical-align="middle" draw:auto-grow-height="false" fo:min-height="0.8cm" fo:min-width="0.784cm"/>
    </style:style>
    <style:style style:name="gr23" style:family="graphic" style:parent-style-name="standard">
      <style:graphic-properties draw:stroke="none" draw:fill-color="#bbe33d" draw:textarea-horizontal-align="justify" draw:textarea-vertical-align="middle" draw:auto-grow-height="false" fo:min-height="0.333cm" fo:min-width="0cm"/>
    </style:style>
    <style:style style:name="gr24" style:family="graphic" style:parent-style-name="standard">
      <style:graphic-properties draw:stroke="none" draw:fill-color="#b2b2b2" draw:textarea-horizontal-align="justify" draw:textarea-vertical-align="middle" draw:auto-grow-height="false" fo:min-height="0.333cm" fo:min-width="0cm"/>
    </style:style>
    <style:style style:name="gr25" style:family="graphic" style:parent-style-name="standard">
      <style:graphic-properties draw:stroke="none" draw:fill-color="#333333" draw:textarea-horizontal-align="justify" draw:textarea-vertical-align="middle" draw:auto-grow-height="false" fo:min-height="0.333cm" fo:min-width="0cm"/>
    </style:style>
    <style:style style:name="gr26" style:family="graphic" style:parent-style-name="standard">
      <style:graphic-properties draw:stroke="none" draw:fill-color="#333333" draw:textarea-horizontal-align="justify" draw:textarea-vertical-align="middle" draw:auto-grow-height="false" fo:min-height="0.334cm" fo:min-width="0cm"/>
    </style:style>
    <style:style style:name="gr27" style:family="graphic" style:parent-style-name="standard">
      <style:graphic-properties draw:stroke="none" draw:fill-color="#ffde59" draw:textarea-horizontal-align="justify" draw:textarea-vertical-align="middle" draw:auto-grow-height="false" fo:min-height="0cm" fo:min-width="4.125cm"/>
    </style:style>
    <style:style style:name="gr28" style:family="graphic" style:parent-style-name="standard">
      <style:graphic-properties draw:fill-color="#999999" draw:textarea-horizontal-align="justify" draw:textarea-vertical-align="middle" draw:auto-grow-height="false" fo:min-height="3.405cm" fo:min-width="8.381cm"/>
    </style:style>
    <style:style style:name="gr29" style:family="graphic" style:parent-style-name="standard">
      <style:graphic-properties draw:fill-color="#999999" draw:textarea-horizontal-align="justify" draw:textarea-vertical-align="middle" draw:auto-grow-height="false" fo:min-height="0.738cm" fo:min-width="1.692cm"/>
      <style:paragraph-properties style:writing-mode="lr-tb"/>
    </style:style>
    <style:style style:name="gr30" style:family="graphic" style:parent-style-name="standard">
      <style:graphic-properties draw:fill-color="#808080" draw:textarea-horizontal-align="justify" draw:textarea-vertical-align="middle" draw:auto-grow-height="false" fo:min-height="1.442cm" fo:min-width="1.702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.219cm" fo:min-width="1.575cm"/>
      <style:paragraph-properties style:writing-mode="lr-tb"/>
    </style:style>
    <style:style style:name="gr32" style:family="graphic" style:parent-style-name="standard">
      <style:graphic-properties draw:fill-color="#1c1c1c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fill-color="#999999" draw:textarea-horizontal-align="justify" draw:textarea-vertical-align="middle" draw:auto-grow-height="false" fo:min-height="0.032cm" fo:min-width="0.151cm"/>
      <style:paragraph-properties style:writing-mode="lr-tb"/>
    </style:style>
    <style:style style:name="gr34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7" style:family="graphic" style:parent-style-name="standard">
      <style:graphic-properties draw:stroke="none" draw:fill-color="#ffde59" draw:textarea-horizontal-align="justify" draw:textarea-vertical-align="middle" draw:auto-grow-height="false" fo:min-height="0cm" fo:min-width="1.28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45cm" fo:min-width="0cm"/>
      <style:paragraph-properties style:writing-mode="lr-tb"/>
    </style:style>
    <style:style style:name="gr39" style:family="graphic">
      <style:graphic-properties svg:stroke-width="0.106cm" svg:stroke-color="#2a6099" draw:marker-start-width="0.508cm" draw:marker-end-width="0.508cm" svg:stroke-linecap="round" draw:fill="none" draw:textarea-vertical-align="middle" fo:padding-top="0.177cm" fo:padding-bottom="0.177cm" fo:padding-left="0.302cm" fo:padding-right="0.302cm"/>
    </style:style>
    <style:style style:name="gr40" style:family="graphic" style:parent-style-name="standard">
      <style:graphic-properties draw:fill-color="#999999" draw:textarea-horizontal-align="justify" draw:textarea-vertical-align="middle" draw:auto-grow-height="false" fo:min-height="0.436cm" fo:min-width="1.024cm"/>
      <style:paragraph-properties style:writing-mode="lr-tb"/>
    </style:style>
    <style:style style:name="gr41" style:family="graphic" style:parent-style-name="standard">
      <style:graphic-properties draw:fill-color="#808080" draw:textarea-horizontal-align="justify" draw:textarea-vertical-align="middle" draw:auto-grow-height="false" fo:min-height="0.926cm" fo:min-width="1.03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771cm" fo:min-width="0.942cm"/>
      <style:paragraph-properties style:writing-mode="lr-tb"/>
    </style:style>
    <style:style style:name="gr43" style:family="graphic" style:parent-style-name="standard">
      <style:graphic-properties draw:fill-color="#999999" draw:textarea-horizontal-align="justify" draw:textarea-vertical-align="middle" draw:auto-grow-height="false" fo:min-height="0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45" style:family="graphic">
      <style:graphic-properties svg:stroke-width="0.106cm" svg:stroke-color="#1c1c1c" draw:marker-start-width="0.508cm" draw:marker-end-width="0.508cm" svg:stroke-linecap="round" draw:fill="none" draw:textarea-vertical-align="middle" fo:padding-top="0.177cm" fo:padding-bottom="0.177cm" fo:padding-left="0.302cm" fo:padding-right="0.30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6cm" fo:min-width="0cm"/>
      <style:paragraph-properties style:writing-mode="lr-tb"/>
    </style:style>
    <style:style style:name="gr47" style:family="graphic" style:parent-style-name="standard">
      <style:graphic-properties draw:fill-color="#999999" draw:textarea-horizontal-align="justify" draw:textarea-vertical-align="middle" draw:auto-grow-height="false" fo:min-height="0.33cm" fo:min-width="0.787cm"/>
      <style:paragraph-properties style:writing-mode="lr-tb"/>
    </style:style>
    <style:style style:name="gr48" style:family="graphic" style:parent-style-name="standard">
      <style:graphic-properties draw:fill-color="#808080" draw:textarea-horizontal-align="justify" draw:textarea-vertical-align="middle" draw:auto-grow-height="false" fo:min-height="0.744cm" fo:min-width="0.793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0.613cm" fo:min-width="0.719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3cm" fo:min-width="0cm"/>
      <style:paragraph-properties style:writing-mode="lr-tb"/>
    </style:style>
    <style:style style:name="gr51" style:family="graphic" style:parent-style-name="standard">
      <style:graphic-properties draw:stroke="none" draw:fill-color="#ffde59" draw:textarea-horizontal-align="justify" draw:textarea-vertical-align="middle" draw:auto-grow-height="false" fo:min-height="0cm" fo:min-width="5.36cm"/>
    </style:style>
    <style:style style:name="gr52" style:family="graphic" style:parent-style-name="standard">
      <style:graphic-properties draw:fill-color="#1c1c1c" draw:textarea-horizontal-align="justify" draw:textarea-vertical-align="middle" draw:auto-grow-height="false" fo:min-height="0.515cm" fo:min-width="0.074cm"/>
    </style:style>
    <style:style style:name="gr53" style:family="graphic" style:parent-style-name="standard">
      <style:graphic-properties draw:fill-color="#666666" draw:textarea-horizontal-align="justify" draw:textarea-vertical-align="middle" draw:auto-grow-height="false" fo:min-height="0cm" fo:min-width="1.75cm"/>
    </style:style>
    <style:style style:name="gr54" style:family="graphic" style:parent-style-name="standard">
      <style:graphic-properties draw:fill-color="#333333" draw:textarea-horizontal-align="justify" draw:textarea-vertical-align="middle" draw:auto-grow-height="false" fo:min-height="1.794cm" fo:min-width="2.75cm"/>
    </style:style>
    <style:style style:name="gr55" style:family="graphic" style:parent-style-name="standard">
      <style:graphic-properties draw:textarea-horizontal-align="justify" draw:textarea-vertical-align="middle" draw:auto-grow-height="false" fo:min-height="1.609cm" fo:min-width="2.575cm"/>
    </style:style>
    <style:style style:name="gr56" style:family="graphic" style:parent-style-name="standard">
      <style:graphic-properties draw:stroke="none" draw:fill-color="#333333" draw:textarea-horizontal-align="justify" draw:textarea-vertical-align="middle" draw:auto-grow-height="false" fo:min-height="1.25cm" fo:min-width="0.5cm"/>
    </style:style>
    <style:style style:name="gr57" style:family="graphic" style:parent-style-name="standard">
      <style:graphic-properties draw:stroke="none" draw:fill-color="#111111" draw:textarea-horizontal-align="justify" draw:textarea-vertical-align="middle" draw:auto-grow-height="false" fo:min-height="0.5cm" fo:min-width="0cm"/>
    </style:style>
    <style:style style:name="gr58" style:family="graphic" style:parent-style-name="standard">
      <style:graphic-properties draw:stroke="none" draw:fill-color="#069a2e" draw:textarea-horizontal-align="justify" draw:textarea-vertical-align="middle" draw:auto-grow-height="false" fo:min-height="0cm" fo:min-width="0cm"/>
    </style:style>
    <style:style style:name="gr59" style:family="graphic" style:parent-style-name="standard">
      <style:graphic-properties draw:stroke="none" draw:fill-color="#b2b2b2" draw:textarea-horizontal-align="justify" draw:textarea-vertical-align="middle" draw:auto-grow-height="false" fo:min-height="0cm" fo:min-width="0cm"/>
    </style:style>
    <style:style style:name="gr60" style:family="graphic" style:parent-style-name="standard">
      <style:graphic-properties draw:stroke="none" draw:fill-color="#ffde59" draw:textarea-horizontal-align="justify" draw:textarea-vertical-align="middle" draw:auto-grow-height="false" fo:min-height="0cm" fo:min-width="1.689cm"/>
    </style:style>
    <style:style style:name="gr61" style:family="graphic" style:parent-style-name="standard">
      <style:graphic-properties draw:stroke="none" draw:fill-color="#ffde59" draw:textarea-horizontal-align="justify" draw:textarea-vertical-align="middle" draw:auto-grow-height="false" fo:min-height="0cm" fo:min-width="1.68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3cm" fo:min-width="0cm"/>
      <style:paragraph-properties style:writing-mode="lr-tb"/>
    </style:style>
    <style:style style:name="gr63" style:family="graphic" style:parent-style-name="standard">
      <style:graphic-properties draw:stroke="none" draw:fill="none" fo:min-height="1.421cm"/>
      <style:paragraph-properties style:writing-mode="lr-tb"/>
    </style:style>
    <style:style style:name="gr64" style:family="graphic" style:parent-style-name="standard">
      <style:graphic-properties svg:stroke-color="#ffff00" draw:fill-color="#ffffff" draw:textarea-horizontal-align="justify" draw:textarea-vertical-align="middle" draw:auto-grow-height="false" fo:min-height="17.75cm" fo:min-width="20.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2cm" fo:min-width="0cm"/>
      <style:paragraph-properties style:writing-mode="lr-tb"/>
    </style:style>
    <style:style style:name="gr66" style:family="graphic" style:parent-style-name="standard">
      <style:graphic-properties draw:stroke="none" draw:fill-color="#ffde59" draw:textarea-horizontal-align="justify" draw:textarea-vertical-align="middle" draw:auto-grow-height="false" fo:min-height="0cm" fo:min-width="3.821cm"/>
    </style:style>
    <style:style style:name="gr67" style:family="graphic" style:parent-style-name="standard">
      <style:graphic-properties draw:stroke="none" draw:fill-color="#ffde59" draw:textarea-horizontal-align="justify" draw:textarea-vertical-align="middle" draw:auto-grow-height="false" fo:min-height="0cm" fo:min-width="3.357cm"/>
    </style:style>
    <style:style style:name="gr68" style:family="graphic" style:parent-style-name="standard">
      <style:graphic-properties draw:stroke="none" draw:fill-color="#ffde59" draw:textarea-horizontal-align="justify" draw:textarea-vertical-align="middle" draw:auto-grow-height="false" fo:min-height="0cm" fo:min-width="5.08cm"/>
    </style:style>
    <style:style style:name="gr69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386cm, 0cm, 9.24cm)" draw:image-opacity="100%" style:mirror="none"/>
    </style:style>
    <style:style style:name="gr70" style:family="graphic" style:parent-style-name="standard">
      <style:graphic-properties draw:stroke="none" draw:fill-color="#ffde59" draw:textarea-horizontal-align="justify" draw:textarea-vertical-align="middle" draw:auto-grow-height="false" fo:min-height="0cm" fo:min-width="3.641cm"/>
    </style:style>
    <style:style style:name="gr71" style:family="graphic" style:parent-style-name="objectwithoutfill">
      <style:graphic-properties draw:stroke="dash" draw:stroke-dash="Dot" svg:stroke-width="0.212cm" svg:stroke-color="#b47804" draw:marker-start-width="0.518cm" draw:marker-end="線の終点_20_1" draw:marker-end-width="0.618cm" svg:stroke-linecap="butt" draw:fill="none" draw:textarea-vertical-align="middle" fo:padding-top="0.231cm" fo:padding-bottom="0.231cm" fo:padding-left="0.356cm" fo:padding-right="0.356cm"/>
    </style:style>
    <style:style style:name="gr72" style:family="graphic" style:parent-style-name="standard">
      <style:graphic-properties svg:stroke-color="#ffff00" draw:fill-color="#ffffff" draw:textarea-horizontal-align="justify" draw:textarea-vertical-align="middle" draw:auto-grow-height="false" fo:min-height="15.5cm" fo:min-width="20.25cm"/>
    </style:style>
    <style:style style:name="gr73" style:family="graphic" style:parent-style-name="standard">
      <style:graphic-properties draw:fill-color="#999999" draw:textarea-horizontal-align="justify" draw:textarea-vertical-align="middle" draw:auto-grow-height="false" fo:min-height="0.315cm" fo:min-width="0.753cm"/>
      <style:paragraph-properties style:writing-mode="lr-tb"/>
    </style:style>
    <style:style style:name="gr74" style:family="graphic" style:parent-style-name="standard">
      <style:graphic-properties draw:fill-color="#808080" draw:textarea-horizontal-align="justify" draw:textarea-vertical-align="middle" draw:auto-grow-height="false" fo:min-height="0.717cm" fo:min-width="0.758cm"/>
      <style:paragraph-properties style:writing-mode="lr-tb"/>
    </style:style>
    <style:style style:name="gr75" style:family="graphic" style:parent-style-name="standard">
      <style:graphic-properties draw:textarea-horizontal-align="justify" draw:textarea-vertical-align="middle" draw:auto-grow-height="false" fo:min-height="0.589cm" fo:min-width="0.685cm"/>
      <style:paragraph-properties style:writing-mode="lr-tb"/>
    </style:style>
    <style:style style:name="gr76" style:family="graphic" style:parent-style-name="standard">
      <style:graphic-properties draw:stroke="none" draw:fill-color="#ffde59" draw:textarea-horizontal-align="justify" draw:textarea-vertical-align="middle" draw:auto-grow-height="false" fo:min-height="0cm" fo:min-width="3.627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4cm" fo:min-width="0cm"/>
      <style:paragraph-properties style:writing-mode="lr-tb"/>
    </style:style>
    <style:style style:name="gr78" style:family="graphic" style:parent-style-name="standard">
      <style:graphic-properties draw:fill-color="#999999" draw:textarea-horizontal-align="justify" draw:textarea-vertical-align="middle" draw:auto-grow-height="false" fo:min-height="0.314cm" fo:min-width="0.753cm"/>
      <style:paragraph-properties style:writing-mode="lr-tb"/>
    </style:style>
    <style:style style:name="gr79" style:family="graphic" style:parent-style-name="standard">
      <style:graphic-properties draw:textarea-horizontal-align="justify" draw:textarea-vertical-align="middle" draw:auto-grow-height="false" fo:min-height="0.59cm" fo:min-width="0.685cm"/>
      <style:paragraph-properties style:writing-mode="lr-tb"/>
    </style:style>
    <style:style style:name="gr80" style:family="graphic" style:parent-style-name="standard">
      <style:graphic-properties draw:fill-color="#808080" draw:textarea-horizontal-align="justify" draw:textarea-vertical-align="middle" draw:auto-grow-height="false" fo:min-height="0.717cm" fo:min-width="0.759cm"/>
      <style:paragraph-properties style:writing-mode="lr-tb"/>
    </style:style>
    <style:style style:name="gr81" style:family="graphic" style:parent-style-name="standard">
      <style:graphic-properties draw:textarea-horizontal-align="justify" draw:textarea-vertical-align="middle" draw:auto-grow-height="false" fo:min-height="0.589cm" fo:min-width="0.686cm"/>
      <style:paragraph-properties style:writing-mode="lr-tb"/>
    </style:style>
    <style:style style:name="gr82" style:family="graphic" style:parent-style-name="standard">
      <style:graphic-properties draw:fill-color="#999999" draw:textarea-horizontal-align="justify" draw:textarea-vertical-align="middle" draw:auto-grow-height="false" fo:min-height="0.315cm" fo:min-width="0.752cm"/>
      <style:paragraph-properties style:writing-mode="lr-tb"/>
    </style:style>
    <style:style style:name="gr83" style:family="graphic" style:parent-style-name="standard">
      <style:graphic-properties draw:fill-color="#808080" draw:textarea-horizontal-align="justify" draw:textarea-vertical-align="middle" draw:auto-grow-height="false" fo:min-height="0.716cm" fo:min-width="0.758cm"/>
      <style:paragraph-properties style:writing-mode="lr-tb"/>
    </style:style>
    <style:style style:name="gr84" style:family="graphic" style:parent-style-name="standard">
      <style:graphic-properties draw:textarea-horizontal-align="justify" draw:textarea-vertical-align="middle" draw:auto-grow-height="false" fo:min-height="0.59cm" fo:min-width="0.686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de59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666666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-color="#bbe33d"/>
      <style:paragraph-properties fo:text-align="center"/>
    </style:style>
    <style:style style:name="P7" style:family="paragraph">
      <loext:graphic-properties draw:fill-color="#b2b2b2"/>
      <style:paragraph-properties fo:text-align="center"/>
    </style:style>
    <style:style style:name="P8" style:family="paragraph">
      <loext:graphic-properties draw:fill-color="#c9211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-color="#5eb91e"/>
      <style:paragraph-properties fo:text-align="center"/>
    </style:style>
    <style:style style:name="P12" style:family="paragraph">
      <loext:graphic-properties draw:fill-color="#f10d0c"/>
      <style:paragraph-properties fo:text-align="center"/>
    </style:style>
    <style:style style:name="P13" style:family="paragraph">
      <loext:graphic-properties draw:fill-color="#999999"/>
      <style:paragraph-properties fo:text-align="center" style:writing-mode="lr-tb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-color="#808080"/>
      <style:paragraph-properties fo:text-align="center" style:writing-mode="lr-tb"/>
    </style:style>
    <style:style style:name="P16" style:family="paragraph">
      <loext:graphic-properties draw:fill-color="#1c1c1c"/>
      <style:paragraph-properties fo:text-align="center"/>
    </style:style>
    <style:style style:name="P17" style:family="paragraph">
      <loext:graphic-properties draw:fill="none" draw:fill-color="#ffffff"/>
      <style:text-properties fo:font-size="9pt" style:font-size-asian="9pt" style:font-size-complex="9pt"/>
    </style:style>
    <style:style style:name="P18" style:family="paragraph">
      <loext:graphic-properties draw:fill="none" draw:fill-color="#ffffff"/>
    </style:style>
    <style:style style:name="P19" style:family="paragraph"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indent="0cm"/>
      <style:text-properties fo:font-size="13pt" style:font-size-asian="13pt" style:font-size-complex="13pt"/>
    </style:style>
    <style:style style:name="P22" style:family="paragraph">
      <loext:graphic-properties draw:fill="none" draw:fill-color="#ffffff"/>
      <style:text-properties fo:font-size="13pt" style:font-size-asian="13pt" style:font-size-complex="13pt"/>
    </style:style>
    <style:style style:name="P23" style:family="paragraph">
      <loext:graphic-properties draw:fill-color="#111111"/>
      <style:paragraph-properties fo:text-align="center"/>
    </style:style>
    <style:style style:name="P24" style:family="paragraph">
      <loext:graphic-properties draw:fill-color="#069a2e"/>
      <style:paragraph-properties fo:text-align="center"/>
    </style:style>
    <style:style style:name="P25" style:family="paragraph">
      <style:paragraph-properties fo:margin-left="0cm" fo:margin-right="0cm" fo:margin-top="0cm" fo:margin-bottom="0cm" fo:line-height="100%" fo:text-indent="0cm"/>
      <style:text-properties fo:font-size="21pt" style:font-size-asian="21pt" style:font-size-complex="21pt"/>
    </style:style>
    <style:style style:name="P26" style:family="paragraph">
      <loext:graphic-properties draw:fill="none" draw:fill-color="#ffffff"/>
      <style:text-properties fo:font-size="21pt" style:font-size-asian="21pt" style:font-size-complex="21pt"/>
    </style:style>
    <style:style style:name="P27" style:family="paragraph"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29" style:family="paragraph">
      <style:text-properties fo:font-size="12pt" style:font-size-asian="12pt" style:font-size-complex="12pt"/>
    </style:style>
    <style:style style:name="P30" style:family="paragraph">
      <loext:graphic-properties draw:fill="none" draw:fill-color="#ffffff"/>
      <style:text-properties fo:font-size="12pt" style:font-size-asian="12pt" style:font-size-complex="12pt"/>
    </style:style>
    <style:style style:name="P31" style:family="paragraph">
      <style:paragraph-properties fo:text-align="end"/>
      <style:text-properties fo:font-size="12pt" style:font-size-asian="12pt" style:font-size-complex="12pt"/>
    </style:style>
    <style:style style:name="P32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33" style:family="paragraph">
      <style:paragraph-properties fo:text-align="start"/>
      <style:text-properties fo:font-size="12pt" style:font-size-asian="12pt" style:font-size-complex="12pt"/>
    </style:style>
    <style:style style:name="P34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35" style:family="paragraph">
      <style:text-properties fo:font-size="16pt" style:font-size-asian="16pt" style:font-size-complex="16pt"/>
    </style:style>
    <style:style style:name="P36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JP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name-asian="Noto Sans CJK JP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JP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CJK JP Black" fo:font-size="13pt" fo:font-style="normal" fo:text-shadow="none" style:text-underline-style="none" fo:font-weight="normal" style:letter-kerning="true" style:font-name-asian="Noto Sans CJK JP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34cm" svg:height="0.492cm" draw:transform="rotate (0.0052359877559822) translate (12.5cm 11.265cm)">
          <text:p/>
          <draw:enhanced-geometry svg:viewBox="0 0 21600 21600" draw:text-areas="?f7 ?f0 21600 ?f2" draw:mirror-horizontal="false" draw:mirror-vertical="false" draw:type="left-arrow" draw:modifiers="4547.74299835255 6991.5789473684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8.25cm" svg:height="7.764cm" svg:x="1.1cm" svg:y="21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0.366cm" svg:height="0.5cm" draw:transform="rotate (1.70728107430085) translate (11.659cm 22.588cm)">
          <text:p/>
          <draw:enhanced-geometry svg:viewBox="0 0 21600 21600" draw:text-areas="?f7 ?f0 21600 ?f2" draw:mirror-horizontal="false" draw:mirror-vertical="false" draw:type="left-arrow" draw:modifiers="1833.16582914573 7415.568862275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5" draw:text-style-name="P3" draw:layer="layout" svg:width="1.291cm" svg:height="4.955cm" draw:transform="rotate (0.66479591208464) translate (13cm 23.75cm)" svg:viewBox="0 0 1292 4956" svg:d="M0 0c1095 223 2139 4368 245 4956">
          <text:p/>
        </draw:path>
        <draw:frame draw:style-name="gr6" draw:text-style-name="P3" draw:layer="layout" svg:width="2.359cm" svg:height="2cm" svg:x="15.5cm" svg:y="26.25cm">
          <draw:image xlink:href="Pictures/1000000000000500000002D1A97FE483229452BA.jpg" xlink:type="simple" xlink:show="embed" xlink:actuate="onLoad" draw:mime-type="image/jpeg">
            <text:p/>
          </draw:image>
        </draw:frame>
        <draw:path draw:style-name="gr7" draw:text-style-name="P3" draw:layer="layout" svg:width="1.123cm" svg:height="3.422cm" draw:transform="rotate (0.66479591208464) translate (12.3868921743799cm 24.5353363898375cm)" svg:viewBox="0 0 1124 3423" svg:d="M659 154c1473-1069-1064 3810-602 3219">
          <text:p/>
        </draw:path>
        <draw:frame draw:style-name="gr6" draw:text-style-name="P3" draw:layer="layout" svg:width="2.75cm" svg:height="2.331cm" svg:x="6.5cm" svg:y="18.068cm">
          <draw:image xlink:href="Pictures/1000000000000500000002D1A97FE483229452BA.jpg" xlink:type="simple" xlink:show="embed" xlink:actuate="onLoad" draw:mime-type="image/jpeg">
            <text:p/>
          </draw:image>
        </draw:frame>
        <draw:frame draw:style-name="gr8" draw:text-style-name="P3" draw:layer="layout" svg:width="1.999cm" svg:height="1.971cm" svg:x="15.251cm" svg:y="10.75cm">
          <draw:image xlink:href="Pictures/100000000000098E0000056253E30F0B08F6018F.png" xlink:type="simple" xlink:show="embed" xlink:actuate="onLoad" draw:mime-type="image/png">
            <text:p/>
          </draw:image>
        </draw:frame>
        <draw:path draw:style-name="gr9" draw:text-style-name="P3" draw:layer="layout" svg:width="2.571cm" svg:height="1.795cm" draw:transform="rotate (0.66479591208464) translate (16.1969118176955cm 11.1468246654287cm)" svg:viewBox="0 0 2572 1796" svg:d="M0 177c1867-761 2914 1149 2470 1619">
          <text:p/>
        </draw:path>
        <draw:path draw:style-name="gr10" draw:text-style-name="P3" draw:layer="layout" svg:width="2.498cm" svg:height="2.089cm" draw:transform="rotate (0.66479591208464) translate (3.303cm 11.367cm)" svg:viewBox="0 0 2499 2090" svg:d="M0 0c3260 1920 2682 1881 1856 2090">
          <text:p/>
        </draw:path>
        <draw:g>
          <draw:custom-shape draw:style-name="gr11" draw:text-style-name="P4" draw:layer="layout" svg:width="7.5cm" svg:height="2.75cm" svg:x="24.75cm" svg:y="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2.75cm" svg:height="2.25cm" svg:x="25.25cm" svg:y="6.2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2.75cm" svg:height="2.25cm" svg:x="29cm" svg:y="6.2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55cm" svg:height="1.25cm" svg:x="28.45cm" svg:y="6.7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7" draw:layer="layout" svg:width="0.25cm" svg:height="1.25cm" svg:x="28.75cm" svg:y="6.7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5" draw:layer="layout" svg:width="0.25cm" svg:height="1.25cm" svg:x="28.45cm" svg:y="6.75cm">
            <text:p/>
            <draw:enhanced-geometry svg:viewBox="0 0 21600 21600" draw:type="rectangle" draw:enhanced-path="M 0 0 L 21600 0 21600 21600 0 21600 0 0 Z N"/>
          </draw:custom-shape>
          <draw:polygon draw:style-name="gr16" draw:text-style-name="P8" draw:layer="layout" svg:width="1.249cm" svg:height="0.749cm" svg:x="31cm" svg:y="6cm" svg:viewBox="0 0 1250 750" draw:points="0,0 1250,0 1250,750">
            <text:p/>
          </draw:polygon>
          <draw:custom-shape draw:style-name="gr15" draw:text-style-name="P5" draw:layer="layout" svg:width="0.25cm" svg:height="1.25cm" svg:x="32cm" svg:y="7.2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25cm" svg:height="0.25cm" svg:x="25.5cm" svg:y="8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0" draw:layer="layout" svg:width="0.25cm" svg:height="0.25cm" svg:x="28.251cm" svg:y="6.2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1" draw:layer="layout" svg:width="0.115cm" svg:height="0.115cm" svg:x="32cm" svg:y="8.23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1" draw:layer="layout" svg:width="0.115cm" svg:height="0.115cm" svg:x="32cm" svg:y="7.93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2" draw:layer="layout" svg:width="0.115cm" svg:height="0.115cm" svg:x="32cm" svg:y="7.63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1" draw:layer="layout" svg:width="0.115cm" svg:height="0.115cm" svg:x="32cm" svg:y="7.33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21" draw:text-style-name="P4" draw:layer="layout" svg:width="3.5cm" svg:height="1.283cm" svg:x="8.75cm" svg:y="10.7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1.284cm" svg:height="1.05cm" svg:x="8.983cm" svg:y="10.86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1.284cm" svg:height="1.05cm" svg:x="10.733cm" svg:y="10.86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0.256cm" svg:height="0.583cm" svg:x="10.477cm" svg:y="11.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7" draw:layer="layout" svg:width="0.116cm" svg:height="0.583cm" svg:x="10.617cm" svg:y="11.1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5" draw:layer="layout" svg:width="0.116cm" svg:height="0.583cm" svg:x="10.477cm" svg:y="11.1cm">
            <text:p/>
            <draw:enhanced-geometry svg:viewBox="0 0 21600 21600" draw:type="rectangle" draw:enhanced-path="M 0 0 L 21600 0 21600 21600 0 21600 0 0 Z N"/>
          </draw:custom-shape>
          <draw:polygon draw:style-name="gr16" draw:text-style-name="P8" draw:layer="layout" svg:width="0.582cm" svg:height="0.349cm" svg:x="11.667cm" svg:y="10.75cm" svg:viewBox="0 0 583 350" draw:points="0,0 583,0 583,350">
            <text:p/>
          </draw:polygon>
          <draw:custom-shape draw:style-name="gr26" draw:text-style-name="P5" draw:layer="layout" svg:width="0.117cm" svg:height="0.584cm" svg:x="12.133cm" svg:y="11.33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117cm" svg:height="0.117cm" svg:x="9.1cm" svg:y="11.68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0" draw:layer="layout" svg:width="0.116cm" svg:height="0.117cm" svg:x="10.384cm" svg:y="10.8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1" draw:layer="layout" svg:width="0.054cm" svg:height="0.054cm" svg:x="12.133cm" svg:y="11.79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1" draw:layer="layout" svg:width="0.054cm" svg:height="0.054cm" svg:x="12.133cm" svg:y="11.65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2" draw:layer="layout" svg:width="0.054cm" svg:height="0.054cm" svg:x="12.133cm" svg:y="11.51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1" draw:layer="layout" svg:width="0.054cm" svg:height="0.054cm" svg:x="12.133cm" svg:y="11.37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27" draw:text-style-name="P2" draw:layer="layout" svg:width="5.043cm" svg:height="0.511cm" draw:transform="rotate (0.977733446967222) translate (6.357cm 16.464cm)">
          <text:p/>
          <draw:enhanced-geometry svg:viewBox="0 0 21600 21600" draw:text-areas="?f5 ?f1 ?f6 ?f3" draw:type="left-right-arrow" draw:modifiers="3207.77740529668 7782.8571428571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polygon draw:style-name="gr28" draw:text-style-name="P13" draw:layer="layout" svg:width="3.146cm" svg:height="1.057cm" svg:x="14.25cm" svg:y="14.192cm" svg:viewBox="0 0 3147 1058" draw:points="23,1058 0,987 3147,0 3147,141 2215,1058">
            <text:p/>
          </draw:polygon>
          <draw:custom-shape draw:style-name="gr29" draw:text-style-name="P13" draw:layer="layout" svg:width="2.192cm" svg:height="0.988cm" draw:transform="skewX (0.766897673326308) translate (15.202cm 14.1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5" draw:layer="layout" svg:width="2.202cm" svg:height="1.692cm" draw:transform="skewX (0.0631809189221947) translate (15.325cm 12.5cm)">
            <text:p text:style-name="P1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4" draw:layer="layout" svg:width="2.075cm" svg:height="1.469cm" draw:transform="skewX (0.062482787221397) translate (15.388cm 12.6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2" draw:text-style-name="P16" draw:layer="layout" svg:width="0.109cm" svg:height="0.078cm" draw:transform="skewX (0.765850475775112) translate (15.152cm 14.2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5.283cm 14.2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1cm" svg:height="0.078cm" draw:transform="skewX (0.759043691692334) translate (15.413cm 14.2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5.544cm 14.2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5.675cm 14.2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5.806cm 14.2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8cm" draw:transform="skewX (0.77248272693269) translate (15.937cm 14.2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6.067cm 14.2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6.198cm 14.2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6.328cm 14.2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6.459cm 14.2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6.59cm 14.2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6.721cm 14.2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6.851cm 14.2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6.982cm 14.2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7.113cm 14.2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5.055cm 14.3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5.185cm 14.3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5.316cm 14.3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5.447cm 14.3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7cm" draw:transform="skewX (0.772308194007491) translate (15.578cm 14.3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5.708cm 14.3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5.839cm 14.3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5.97cm 14.3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65501409924713) translate (16.1cm 14.3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231cm 14.3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362cm 14.3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7cm" draw:transform="skewX (0.772308194007491) translate (16.493cm 14.3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623cm 14.3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754cm 14.3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885cm 14.3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65501409924713) translate (17.015cm 14.3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53cm" svg:height="0.078cm" draw:transform="skewX (0.765850475775112) translate (14.957cm 14.4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59043691692334) translate (15.131cm 14.4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5.262cm 14.4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5.393cm 14.4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5.524cm 14.4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5.654cm 14.4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5.785cm 14.4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5.916cm 14.4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8cm" draw:transform="skewX (0.765850475775112) translate (16.047cm 14.4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6.177cm 14.4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6.308cm 14.4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6.439cm 14.4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59043691692334) translate (16.569cm 14.4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6.7cm 14.4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96cm" svg:height="0.078cm" draw:transform="skewX (0.765850475775112) translate (16.831cm 14.4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85cm" svg:height="0.077cm" draw:transform="skewX (0.772308194007491) translate (14.86cm 14.5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5.067cm 14.5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7cm" draw:transform="skewX (0.772308194007491) translate (15.198cm 14.5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5.328cm 14.5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5.459cm 14.5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5.589cm 14.5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65501409924713) translate (15.72cm 14.5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5.851cm 14.5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5.982cm 14.5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112cm 14.5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243cm 14.5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374cm 14.5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505cm 14.5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635cm 14.5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63cm" svg:height="0.128cm" draw:transform="skewX (0.7695156672043) translate (16.815cm 14.53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229cm" svg:height="0.077cm" draw:transform="skewX (0.772308194007491) translate (14.762cm 14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5.013cm 14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5.143cm 14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5.274cm 14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5.405cm 14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5.536cm 14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5.666cm 14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5.797cm 14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5.928cm 14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1cm" svg:height="0.077cm" draw:transform="skewX (0.765501409924713) translate (16.058cm 14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189cm 14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32cm 14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7cm" draw:transform="skewX (0.772308194007491) translate (16.451cm 14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581cm 14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712cm 14.6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3" draw:text-style-name="P13" draw:layer="layout" svg:width="0.651cm" svg:height="0.282cm" draw:transform="skewX (0.767421272101907) translate (15.324cm 14.82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4" draw:text-style-name="P9" draw:layer="layout" svg:width="3.5cm" svg:height="2.417cm" svg:x="25.25cm" svg:y="15cm">
          <draw:image xlink:href="Pictures/10000001000002A0000001D0601434CFED005908.png" xlink:type="simple" xlink:show="embed" xlink:actuate="onLoad" draw:mime-type="image/png">
            <text:p/>
          </draw:image>
        </draw:frame>
        <draw:frame draw:style-name="gr35" draw:text-style-name="P3" draw:layer="layout" svg:width="3.08cm" svg:height="2.778cm" svg:x="1.553cm" svg:y="10.089cm">
          <draw:image xlink:href="Pictures/10000001000001A2000001794A53701392DF5C5E.png" xlink:type="simple" xlink:show="embed" xlink:actuate="onLoad" draw:mime-type="image/png">
            <text:p/>
          </draw:image>
        </draw:frame>
        <draw:frame draw:style-name="gr36" draw:text-style-name="P17" draw:layer="layout" svg:width="2.09cm" svg:height="2.095cm" svg:x="1.41cm" svg:y="12.905cm">
          <draw:text-box>
            <text:p><text:span text:style-name="T1">身長体重計</text:span></text:p>
            <text:p><text:span text:style-name="T1">血圧計</text:span></text:p>
            <text:p><text:span text:style-name="T1">視力計</text:span></text:p>
            <text:p><text:span text:style-name="T1"/></text:p>
          </draw:text-box>
        </draw:frame>
        <draw:custom-shape draw:style-name="gr37" draw:text-style-name="P2" draw:layer="layout" svg:width="2.047cm" svg:height="0.527cm" draw:transform="rotate (-2.99446139764667) translate (8.572cm 12.021cm)">
          <text:p/>
          <draw:enhanced-geometry svg:viewBox="0 0 21600 21600" draw:text-areas="?f7 ?f0 21600 ?f2" draw:type="left-arrow" draw:modifiers="7066.40625 7036.3636363636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1.999cm" svg:height="1.971cm" svg:x="4.803cm" svg:y="11.617cm">
          <draw:image xlink:href="Pictures/100000000000098E0000056253E30F0B08F6018F.png" xlink:type="simple" xlink:show="embed" xlink:actuate="onLoad" draw:mime-type="image/png">
            <text:p/>
          </draw:image>
        </draw:frame>
        <draw:frame draw:style-name="gr38" draw:text-style-name="P17" draw:layer="layout" svg:width="3.75cm" svg:height="2.095cm" svg:x="3cm" svg:y="13.75cm">
          <draw:text-box>
            <text:p><text:span text:style-name="T1">IC</text:span><text:span text:style-name="T1">カード</text:span><text:span text:style-name="T1">(</text:span><text:span text:style-name="T1">学生証</text:span><text:span text:style-name="T1">)</text:span><text:span text:style-name="T1">をタッチしてセルフ測定</text:span></text:p>
          </draw:text-box>
        </draw:frame>
        <draw:frame draw:style-name="gr34" draw:text-style-name="P9" draw:layer="layout" svg:width="2.305cm" svg:height="2.737cm" svg:x="17.945cm" svg:y="10.763cm">
          <draw:image xlink:href="Pictures/100000010000036D00000411D2D64AC97B2A1240.png" xlink:type="simple" xlink:show="embed" xlink:actuate="onLoad" draw:mime-type="image/png">
            <text:p/>
          </draw:image>
        </draw:frame>
        <draw:frame draw:style-name="gr36" draw:text-style-name="P18" draw:layer="layout" svg:width="6.835cm" svg:height="1.17cm" svg:x="13.25cm" svg:y="8.75cm">
          <draw:text-box>
            <text:p>オペレータによる測定</text:p>
          </draw:text-box>
        </draw:frame>
        <draw:frame draw:style-name="gr38" draw:text-style-name="P17" draw:layer="layout" svg:width="3cm" svg:height="2.095cm" svg:x="17.25cm" svg:y="14.75cm">
          <draw:text-box>
            <text:p><text:span text:style-name="T1">IC</text:span><text:span text:style-name="T1">カード</text:span><text:span text:style-name="T1">(</text:span><text:span text:style-name="T1">学生証</text:span><text:span text:style-name="T1">)</text:span><text:span text:style-name="T1">をタッチして</text:span></text:p>
            <text:p><text:span text:style-name="T1">データを確認後、登録</text:span></text:p>
          </draw:text-box>
        </draw:frame>
        <draw:frame draw:style-name="gr36" draw:text-style-name="P17" draw:layer="layout" svg:width="1.772cm" svg:height="0.712cm" svg:x="18.61cm" svg:y="13.713cm">
          <draw:text-box>
            <text:p><text:span text:style-name="T1">尿検査機</text:span></text:p>
          </draw:text-box>
        </draw:frame>
        <draw:frame draw:style-name="gr8" draw:text-style-name="P3" draw:layer="layout" svg:width="1.999cm" svg:height="1.971cm" svg:x="2.374cm" svg:y="24.134cm">
          <draw:image xlink:href="Pictures/100000000000098E0000056253E30F0B08F6018F.png" xlink:type="simple" xlink:show="embed" xlink:actuate="onLoad" draw:mime-type="image/png">
            <text:p/>
          </draw:image>
        </draw:frame>
        <draw:path draw:style-name="gr39" draw:text-style-name="P3" draw:layer="layout" svg:width="2.318cm" svg:height="2.274cm" draw:transform="rotate (0.66479591208464) translate (3.96494755291702cm 24.3732798850686cm)" svg:viewBox="0 0 2319 2275" svg:d="M562 1771c3260 1920 1333-2303-562-1714">
          <text:p/>
        </draw:path>
        <draw:g>
          <draw:polygon draw:style-name="gr28" draw:text-style-name="P13" draw:layer="layout" svg:width="3.146cm" svg:height="1.057cm" svg:x="4.016cm" svg:y="25.614cm" svg:viewBox="0 0 3147 1058" draw:points="23,1058 0,987 3147,0 3147,141 2215,1058">
            <text:p/>
          </draw:polygon>
          <draw:custom-shape draw:style-name="gr29" draw:text-style-name="P13" draw:layer="layout" svg:width="2.192cm" svg:height="0.988cm" draw:transform="skewX (0.766897673326308) translate (4.968cm 25.6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5" draw:layer="layout" svg:width="2.202cm" svg:height="1.692cm" draw:transform="skewX (0.0631809189221947) translate (5.091cm 23.9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4" draw:layer="layout" svg:width="2.075cm" svg:height="1.469cm" draw:transform="skewX (0.062482787221397) translate (5.154cm 24.0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2" draw:text-style-name="P16" draw:layer="layout" svg:width="0.109cm" svg:height="0.078cm" draw:transform="skewX (0.765850475775112) translate (4.918cm 25.7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049cm 25.7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1cm" svg:height="0.078cm" draw:transform="skewX (0.759043691692334) translate (5.179cm 25.7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31cm 25.7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441cm 25.7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572cm 25.7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8cm" draw:transform="skewX (0.77248272693269) translate (5.703cm 25.7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833cm 25.7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964cm 25.7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6.094cm 25.7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6.225cm 25.7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6.356cm 25.7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6.487cm 25.7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6.617cm 25.7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6.748cm 25.7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6.879cm 25.7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4.821cm 25.8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4.951cm 25.8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082cm 25.8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213cm 25.8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7cm" draw:transform="skewX (0.772308194007491) translate (5.344cm 25.8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474cm 25.8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605cm 25.8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736cm 25.8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65501409924713) translate (5.866cm 25.8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997cm 25.8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6.128cm 25.8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7cm" draw:transform="skewX (0.772308194007491) translate (6.259cm 25.8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6.389cm 25.8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6.52cm 25.8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6.651cm 25.8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65501409924713) translate (6.781cm 25.8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53cm" svg:height="0.078cm" draw:transform="skewX (0.765850475775112) translate (4.723cm 25.9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59043691692334) translate (4.897cm 25.9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028cm 25.9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159cm 25.9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29cm 25.9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42cm 25.9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551cm 25.9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682cm 25.9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8cm" draw:transform="skewX (0.765850475775112) translate (5.813cm 25.9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943cm 25.9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6.074cm 25.9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6.205cm 25.9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59043691692334) translate (6.335cm 25.9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6.466cm 25.9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96cm" svg:height="0.078cm" draw:transform="skewX (0.765850475775112) translate (6.597cm 25.9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85cm" svg:height="0.077cm" draw:transform="skewX (0.772308194007491) translate (4.626cm 26.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4.833cm 26.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7cm" draw:transform="skewX (0.772308194007491) translate (4.964cm 26.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094cm 26.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225cm 26.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355cm 26.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65501409924713) translate (5.486cm 26.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617cm 26.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748cm 26.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878cm 26.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6.009cm 26.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6.14cm 26.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6.271cm 26.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6.401cm 26.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63cm" svg:height="0.128cm" draw:transform="skewX (0.7695156672043) translate (6.581cm 25.9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229cm" svg:height="0.077cm" draw:transform="skewX (0.772308194007491) translate (4.528cm 26.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4.779cm 26.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4.909cm 26.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04cm 26.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171cm 26.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302cm 26.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432cm 26.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563cm 26.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694cm 26.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1cm" svg:height="0.077cm" draw:transform="skewX (0.765501409924713) translate (5.824cm 26.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955cm 26.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6.086cm 26.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7cm" draw:transform="skewX (0.772308194007491) translate (6.217cm 26.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6.347cm 26.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6.478cm 26.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3" draw:text-style-name="P13" draw:layer="layout" svg:width="0.651cm" svg:height="0.282cm" draw:transform="skewX (0.767421272101907) translate (5.09cm 26.2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8" draw:text-style-name="P17" draw:layer="layout" svg:width="3.75cm" svg:height="2.095cm" svg:x="1cm" svg:y="26.075cm">
          <draw:text-box>
            <text:p><text:span text:style-name="T1">IC</text:span><text:span text:style-name="T1">カード</text:span><text:span text:style-name="T1">(</text:span><text:span text:style-name="T1">学生証</text:span><text:span text:style-name="T1">)</text:span><text:span text:style-name="T1">をタッチして受付データを記録</text:span></text:p>
          </draw:text-box>
        </draw:frame>
        <draw:frame draw:style-name="gr36" draw:text-style-name="P18" draw:layer="layout" svg:width="4.947cm" svg:height="1.17cm" svg:x="2.846cm" svg:y="22.25cm">
          <draw:text-box>
            <text:p>オフライン受付</text:p>
          </draw:text-box>
        </draw:frame>
        <draw:g>
          <draw:polygon draw:style-name="gr28" draw:text-style-name="P13" draw:layer="layout" svg:width="2.186cm" svg:height="0.734cm" svg:x="10.973cm" svg:y="24.015cm" svg:viewBox="0 0 2187 735" draw:points="16,735 0,686 2187,0 2187,98 1539,735">
            <text:p/>
          </draw:polygon>
          <draw:custom-shape draw:style-name="gr40" draw:text-style-name="P13" draw:layer="layout" svg:width="1.524cm" svg:height="0.686cm" draw:transform="skewX (0.766897673326308) translate (11.634cm 24.0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5" draw:layer="layout" svg:width="1.53cm" svg:height="1.176cm" draw:transform="skewX (0.0628318530717959) translate (11.72cm 22.83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4" draw:layer="layout" svg:width="1.442cm" svg:height="1.021cm" draw:transform="skewX (0.0626573201465964) translate (11.764cm 22.93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2" draw:text-style-name="P16" draw:layer="layout" svg:width="0.075cm" svg:height="0.054cm" draw:transform="skewX (0.766548607475909) translate (11.6cm 24.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1.691cm 24.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7cm" svg:height="0.054cm" draw:transform="skewX (0.756774763664741) translate (11.781cm 24.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1.872cm 24.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1.963cm 24.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054cm 24.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5cm" svg:height="0.054cm" draw:transform="skewX (0.775973385436679) translate (12.145cm 24.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5cm" svg:height="0.054cm" draw:transform="skewX (0.775973385436679) translate (12.236cm 24.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5cm" svg:height="0.054cm" draw:transform="skewX (0.775973385436679) translate (12.327cm 24.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417cm 24.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508cm 24.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599cm 24.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69cm 24.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78cm 24.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871cm 24.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962cm 24.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1.532cm 24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5cm" svg:height="0.054cm" draw:transform="skewX (0.766548607475909) translate (11.623cm 24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5cm" svg:height="0.054cm" draw:transform="skewX (0.766548607475909) translate (11.714cm 24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5cm" svg:height="0.054cm" draw:transform="skewX (0.766548607475909) translate (11.805cm 24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5cm" svg:height="0.054cm" draw:transform="skewX (0.766548607475909) translate (11.896cm 24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1.986cm 24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077cm 24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168cm 24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56774763664741) translate (12.258cm 24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349cm 24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5cm" svg:height="0.054cm" draw:transform="skewX (0.775973385436679) translate (12.441cm 24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5cm" svg:height="0.054cm" draw:transform="skewX (0.775973385436679) translate (12.532cm 24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622cm 24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713cm 24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804cm 24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56774763664741) translate (12.894cm 24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7cm" svg:height="0.054cm" draw:transform="skewX (0.766548607475909) translate (11.464cm 24.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56774763664741) translate (11.585cm 24.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1.676cm 24.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1.767cm 24.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1.858cm 24.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5cm" svg:height="0.054cm" draw:transform="skewX (0.775973385436679) translate (11.949cm 24.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5cm" svg:height="0.054cm" draw:transform="skewX (0.775973385436679) translate (12.04cm 24.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5cm" svg:height="0.054cm" draw:transform="skewX (0.775973385436679) translate (12.131cm 24.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5cm" svg:height="0.054cm" draw:transform="skewX (0.766548607475909) translate (12.222cm 24.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312cm 24.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403cm 24.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494cm 24.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56774763664741) translate (12.584cm 24.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675cm 24.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37cm" svg:height="0.054cm" draw:transform="skewX (0.766548607475909) translate (12.766cm 24.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28cm" svg:height="0.053cm" draw:transform="skewX (0.775798852511479) translate (11.397cm 24.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5cm" svg:height="0.053cm" draw:transform="skewX (0.775798852511479) translate (11.541cm 24.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5cm" svg:height="0.053cm" draw:transform="skewX (0.775798852511479) translate (11.632cm 24.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3cm" draw:transform="skewX (0.775798852511479) translate (11.722cm 24.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3cm" draw:transform="skewX (0.775798852511479) translate (11.813cm 24.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3cm" draw:transform="skewX (0.775798852511479) translate (11.903cm 24.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3cm" draw:transform="skewX (0.766199541625511) translate (11.994cm 24.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3cm" draw:transform="skewX (0.775798852511479) translate (12.085cm 24.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3cm" draw:transform="skewX (0.775798852511479) translate (12.176cm 24.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3cm" draw:transform="skewX (0.775798852511479) translate (12.267cm 24.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3cm" draw:transform="skewX (0.775798852511479) translate (12.358cm 24.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3cm" draw:transform="skewX (0.775798852511479) translate (12.449cm 24.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3cm" draw:transform="skewX (0.775798852511479) translate (12.54cm 24.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3cm" draw:transform="skewX (0.775798852511479) translate (12.63cm 24.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14cm" svg:height="0.089cm" draw:transform="skewX (0.768293936727904) translate (12.755cm 24.25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59cm" svg:height="0.054cm" draw:transform="skewX (0.766548607475909) translate (11.329cm 24.3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1.503cm 24.3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1.593cm 24.3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5cm" svg:height="0.054cm" draw:transform="skewX (0.775973385436679) translate (11.685cm 24.3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5cm" svg:height="0.054cm" draw:transform="skewX (0.775973385436679) translate (11.776cm 24.3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5cm" svg:height="0.054cm" draw:transform="skewX (0.775973385436679) translate (11.867cm 24.3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1.957cm 24.3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048cm 24.3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139cm 24.3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7cm" svg:height="0.054cm" draw:transform="skewX (0.756774763664741) translate (12.229cm 24.3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32cm 24.3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6cm" svg:height="0.054cm" draw:transform="skewX (0.766548607475909) translate (12.411cm 24.3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5cm" svg:height="0.054cm" draw:transform="skewX (0.766548607475909) translate (12.502cm 24.3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5cm" svg:height="0.054cm" draw:transform="skewX (0.766548607475909) translate (12.593cm 24.3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75cm" svg:height="0.054cm" draw:transform="skewX (0.766548607475909) translate (12.684cm 24.3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43" draw:text-style-name="P13" draw:layer="layout" svg:width="0.453cm" svg:height="0.196cm" draw:transform="skewX (0.767246739176707) translate (11.719cm 24.4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4" draw:text-style-name="P17" draw:layer="layout" svg:width="3.75cm" svg:height="2.095cm" svg:x="16cm" svg:y="23.655cm">
          <draw:text-box>
            <text:p><text:span text:style-name="T1">各自が</text:span><text:span text:style-name="T1">IC</text:span><text:span text:style-name="T1">カード</text:span><text:span text:style-name="T1">(</text:span><text:span text:style-name="T1">学生証</text:span><text:span text:style-name="T1">)</text:span><text:span text:style-name="T1">をタッチして測定結果を確認、測定し忘れが無ければ健診完了</text:span></text:p>
          </draw:text-box>
        </draw:frame>
        <draw:frame draw:style-name="gr36" draw:text-style-name="P18" draw:layer="layout" svg:width="7.487cm" svg:height="1.17cm" svg:x="12.263cm" svg:y="21.5cm">
          <draw:text-box>
            <text:p>健康診断完了セルフ確認</text:p>
          </draw:text-box>
        </draw:frame>
        <draw:frame draw:style-name="gr8" draw:text-style-name="P3" draw:layer="layout" svg:width="3.773cm" svg:height="3.721cm" svg:x="6.007cm" svg:y="3.379cm">
          <draw:image xlink:href="Pictures/100000000000098E0000056253E30F0B08F6018F.png" xlink:type="simple" xlink:show="embed" xlink:actuate="onLoad" draw:mime-type="image/png">
            <text:p/>
          </draw:image>
        </draw:frame>
        <draw:path draw:style-name="gr45" draw:text-style-name="P3" draw:layer="layout" svg:width="3.284cm" svg:height="1.3cm" draw:transform="rotate (0.66479591208464) translate (5cm 18.57cm)" svg:viewBox="0 0 3285 1301" svg:d="M0 0c2697 206 4369 713 2474 1301">
          <text:p/>
        </draw:path>
        <draw:g>
          <draw:polygon draw:style-name="gr28" draw:text-style-name="P13" draw:layer="layout" svg:width="3.146cm" svg:height="1.057cm" svg:x="3.723cm" svg:y="18.512cm" svg:viewBox="0 0 3147 1058" draw:points="23,1058 0,987 3147,0 3147,141 2215,1058">
            <text:p/>
          </draw:polygon>
          <draw:custom-shape draw:style-name="gr29" draw:text-style-name="P13" draw:layer="layout" svg:width="2.192cm" svg:height="0.988cm" draw:transform="skewX (0.766897673326308) translate (4.675cm 18.5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5" draw:layer="layout" svg:width="2.202cm" svg:height="1.692cm" draw:transform="skewX (0.0631809189221947) translate (4.798cm 16.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4" draw:layer="layout" svg:width="2.075cm" svg:height="1.469cm" draw:transform="skewX (0.062482787221397) translate (4.861cm 16.96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2" draw:text-style-name="P16" draw:layer="layout" svg:width="0.109cm" svg:height="0.078cm" draw:transform="skewX (0.765850475775112) translate (4.625cm 18.6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4.756cm 18.6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1cm" svg:height="0.078cm" draw:transform="skewX (0.759043691692334) translate (4.886cm 18.6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017cm 18.6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148cm 18.6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279cm 18.6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8cm" draw:transform="skewX (0.77248272693269) translate (5.41cm 18.6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54cm 18.6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671cm 18.6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801cm 18.6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932cm 18.6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6.063cm 18.6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6.194cm 18.6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6.324cm 18.6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6.455cm 18.6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6.586cm 18.6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4.528cm 18.7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4.658cm 18.7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4.789cm 18.7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4.92cm 18.7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7cm" draw:transform="skewX (0.772308194007491) translate (5.051cm 18.7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181cm 18.7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312cm 18.7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443cm 18.7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65501409924713) translate (5.573cm 18.7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704cm 18.7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835cm 18.7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7cm" draw:transform="skewX (0.772308194007491) translate (5.966cm 18.7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6.096cm 18.7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6.227cm 18.7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6.358cm 18.7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65501409924713) translate (6.488cm 18.7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53cm" svg:height="0.078cm" draw:transform="skewX (0.765850475775112) translate (4.43cm 18.8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59043691692334) translate (4.604cm 18.8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4.735cm 18.8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4.866cm 18.8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4.997cm 18.8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127cm 18.8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258cm 18.8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389cm 18.8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8cm" draw:transform="skewX (0.765850475775112) translate (5.52cm 18.8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65cm 18.8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781cm 18.8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5.912cm 18.8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59043691692334) translate (6.042cm 18.8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6.173cm 18.8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96cm" svg:height="0.078cm" draw:transform="skewX (0.765850475775112) translate (6.304cm 18.8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85cm" svg:height="0.077cm" draw:transform="skewX (0.772308194007491) translate (4.333cm 18.9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4.54cm 18.9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7cm" draw:transform="skewX (0.772308194007491) translate (4.671cm 18.9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4.801cm 18.9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4.932cm 18.9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062cm 18.9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65501409924713) translate (5.193cm 18.9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324cm 18.9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455cm 18.9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585cm 18.9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716cm 18.9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847cm 18.9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978cm 18.9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6.108cm 18.9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63cm" svg:height="0.128cm" draw:transform="skewX (0.7695156672043) translate (6.288cm 18.8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229cm" svg:height="0.077cm" draw:transform="skewX (0.772308194007491) translate (4.235cm 19.0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4.486cm 19.0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4.616cm 19.0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4.747cm 19.0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4.878cm 19.0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009cm 19.0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139cm 19.0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27cm 19.0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401cm 19.0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1cm" svg:height="0.077cm" draw:transform="skewX (0.765501409924713) translate (5.531cm 19.0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662cm 19.0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5.793cm 19.0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7cm" draw:transform="skewX (0.772308194007491) translate (5.924cm 19.0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6.054cm 19.0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6.185cm 19.0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3" draw:text-style-name="P13" draw:layer="layout" svg:width="0.651cm" svg:height="0.282cm" draw:transform="skewX (0.767421272101907) translate (4.797cm 19.1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6" draw:text-style-name="P17" draw:layer="layout" svg:width="5cm" svg:height="1.634cm" svg:x="3cm" svg:y="19.65cm">
          <draw:text-box>
            <text:p><text:span text:style-name="T1">IC</text:span><text:span text:style-name="T1">カード</text:span><text:span text:style-name="T1">(</text:span><text:span text:style-name="T1">学生証</text:span><text:span text:style-name="T1">)</text:span><text:span text:style-name="T1">を</text:span></text:p>
            <text:p><text:span text:style-name="T1">タッチして過去データを参照、</text:span></text:p>
            <text:p><text:span text:style-name="T1">新データを記録</text:span></text:p>
          </draw:text-box>
        </draw:frame>
        <draw:frame draw:style-name="gr36" draw:text-style-name="P18" draw:layer="layout" svg:width="3.042cm" svg:height="1.17cm" svg:x="3.5cm" svg:y="15.65cm">
          <draw:text-box>
            <text:p>医師診察</text:p>
          </draw:text-box>
        </draw:frame>
        <draw:frame draw:style-name="gr36" draw:text-style-name="P17" draw:layer="layout" svg:width="2.407cm" svg:height="1.634cm" svg:x="7.28cm" svg:y="24.059cm">
          <draw:text-box>
            <text:p><text:span text:style-name="T1">XP</text:span><text:span text:style-name="T1">受付</text:span></text:p>
            <text:p><text:span text:style-name="T1">血液検査受付</text:span></text:p>
            <text:p><text:span text:style-name="T1">尿検査受付</text:span></text:p>
          </draw:text-box>
        </draw:frame>
        <draw:frame draw:style-name="gr8" draw:text-style-name="P3" draw:layer="layout" svg:width="1.999cm" svg:height="1.971cm" svg:x="14.751cm" svg:y="18.462cm">
          <draw:image xlink:href="Pictures/100000000000098E0000056253E30F0B08F6018F.png" xlink:type="simple" xlink:show="embed" xlink:actuate="onLoad" draw:mime-type="image/png">
            <text:p/>
          </draw:image>
        </draw:frame>
        <draw:path draw:style-name="gr39" draw:text-style-name="P3" draw:layer="layout" svg:width="1.294cm" svg:height="1.635cm" draw:transform="rotate (0.66479591208464) translate (16.0590083362055cm 18.6546348706286cm)" svg:viewBox="0 0 1295 1636" svg:d="M231 1636c1250 27 1664-2122-231-1534">
          <text:p/>
        </draw:path>
        <draw:g>
          <draw:polygon draw:style-name="gr28" draw:text-style-name="P13" draw:layer="layout" svg:width="1.847cm" svg:height="0.62cm" svg:x="16.473cm" svg:y="19.679cm" svg:viewBox="0 0 1848 621" draw:points="13,621 0,580 1848,0 1848,83 1301,621">
            <text:p/>
          </draw:polygon>
          <draw:custom-shape draw:style-name="gr47" draw:text-style-name="P13" draw:layer="layout" svg:width="1.287cm" svg:height="0.58cm" draw:transform="skewX (0.766897673326308) translate (17.032cm 19.67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5" draw:layer="layout" svg:width="1.293cm" svg:height="0.994cm" draw:transform="skewX (0.0633554518473942) translate (17.104cm 18.6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4" draw:layer="layout" svg:width="1.219cm" svg:height="0.863cm" draw:transform="skewX (0.062482787221397) translate (17.141cm 18.7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2" draw:text-style-name="P16" draw:layer="layout" svg:width="0.064cm" svg:height="0.046cm" draw:transform="skewX (0.76323248189712) translate (17.003cm 19.7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7.08cm 19.7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5cm" svg:height="0.046cm" draw:transform="skewX (0.751713308833958) translate (17.156cm 19.7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7.233cm 19.7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7.31cm 19.7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7.387cm 19.7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6cm" draw:transform="skewX (0.774402589109884) translate (17.464cm 19.7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7.54cm 19.7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7.617cm 19.7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7.693cm 19.7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7.77cm 19.7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7.847cm 19.7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7.924cm 19.7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5cm" svg:height="0.046cm" draw:transform="skewX (0.76323248189712) translate (18cm 19.7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8.077cm 19.7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8.154cm 19.7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6.946cm 19.7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022cm 19.7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099cm 19.7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176cm 19.7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74228056184685) translate (17.253cm 19.7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329cm 19.7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406cm 19.7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483cm 19.7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62708883121522) translate (17.559cm 19.7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636cm 19.7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713cm 19.7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79cm 19.7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867cm 19.7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85398163397448) translate (17.944cm 19.7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8.02cm 19.7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8.097cm 19.7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9cm" svg:height="0.046cm" draw:transform="skewX (0.76323248189712) translate (16.888cm 19.8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51713308833958) translate (16.99cm 19.8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7.067cm 19.8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7.144cm 19.8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7.221cm 19.8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74402589109884) translate (17.298cm 19.8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7.374cm 19.8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7.451cm 19.8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7.528cm 19.8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7.605cm 19.8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7.682cm 19.8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74402589109884) translate (17.759cm 19.8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7.835cm 19.8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6cm" draw:transform="skewX (0.76323248189712) translate (17.912cm 19.8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15cm" svg:height="0.046cm" draw:transform="skewX (0.76323248189712) translate (17.989cm 19.8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45cm" draw:transform="skewX (0.774228056184685) translate (16.831cm 19.9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6.953cm 19.9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74228056184685) translate (17.03cm 19.9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106cm 19.9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183cm 19.9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259cm 19.9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62708883121522) translate (17.336cm 19.9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413cm 19.9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49cm 19.9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85398163397448) translate (17.567cm 19.9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643cm 19.9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72cm 19.9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797cm 19.9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874cm 19.9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96cm" svg:height="0.075cm" draw:transform="skewX (0.764977811149115) translate (17.979cm 19.88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34cm" svg:height="0.045cm" draw:transform="skewX (0.774228056184685) translate (16.774cm 19.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6.921cm 19.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6.997cm 19.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074cm 19.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151cm 19.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228cm 19.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305cm 19.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85398163397448) translate (17.382cm 19.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458cm 19.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535cm 19.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612cm 19.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689cm 19.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74228056184685) translate (17.766cm 19.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842cm 19.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4cm" svg:height="0.045cm" draw:transform="skewX (0.774228056184685) translate (17.919cm 19.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43" draw:text-style-name="P13" draw:layer="layout" svg:width="0.382cm" svg:height="0.165cm" draw:transform="skewX (0.770039265979898) translate (17.104cm 20.0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0" draw:text-style-name="P17" draw:layer="layout" svg:width="6.5cm" svg:height="1.173cm" svg:x="13cm" svg:y="20.35cm">
          <draw:text-box>
            <text:p><text:span text:style-name="T1">IC</text:span><text:span text:style-name="T1">カード</text:span><text:span text:style-name="T1">(</text:span><text:span text:style-name="T1">学生証</text:span><text:span text:style-name="T1">)</text:span><text:span text:style-name="T1">仮カード作成して対応</text:span></text:p>
          </draw:text-box>
        </draw:frame>
        <draw:frame draw:style-name="gr36" draw:text-style-name="P20" draw:layer="layout" svg:width="4.464cm" svg:height="0.971cm" svg:x="13.75cm" svg:y="17.183cm">
          <draw:text-box>
            <text:p text:style-name="P19"><text:span text:style-name="T2">IC</text:span><text:span text:style-name="T2">カード忘れ対応</text:span></text:p>
          </draw:text-box>
        </draw:frame>
        <draw:custom-shape draw:style-name="gr51" draw:text-style-name="P2" draw:layer="layout" svg:width="6.019cm" svg:height="0.5cm" draw:transform="rotate (2.21429922200521) translate (15.104cm 17.422cm)">
          <text:p/>
          <draw:enhanced-geometry svg:viewBox="0 0 21600 21600" draw:text-areas="?f7 ?f0 21600 ?f2" draw:mirror-horizontal="false" draw:mirror-vertical="false" draw:type="left-arrow" draw:modifiers="1833.16582914573 7415.568862275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3" draw:layer="layout" svg:width="3.025cm" svg:height="2.565cm" svg:x="12.005cm" svg:y="3.785cm">
          <draw:image xlink:href="Pictures/1000000000000500000002D1A97FE483229452BA.jpg" xlink:type="simple" xlink:show="embed" xlink:actuate="onLoad" draw:mime-type="image/jpeg">
            <text:p/>
          </draw:image>
        </draw:frame>
        <draw:frame draw:style-name="gr36" draw:text-style-name="P22" draw:layer="layout" svg:width="10.492cm" svg:height="0.911cm" svg:x="5.5cm" svg:y="2.35cm">
          <draw:text-box>
            <text:p text:style-name="P21"><text:span text:style-name="T3">IC</text:span><text:span text:style-name="T3">カード</text:span><text:span text:style-name="T3">IoT</text:span><text:span text:style-name="T3">アダプタ <text:s text:c="3"/>と、 <text:s text:c="2"/></text:span><text:span text:style-name="T3">IC</text:span><text:span text:style-name="T3">カードリーダ <text:s text:c="3"/>を</text:span></text:p>
          </draw:text-box>
        </draw:frame>
        <draw:g>
          <draw:custom-shape draw:style-name="gr52" draw:text-style-name="P16" draw:layer="layout" svg:width="0.574cm" svg:height="0.765cm" svg:x="13.092cm" svg:y="26.89cm">
            <text:p/>
            <draw:enhanced-geometry svg:viewBox="0 0 21600 21600" draw:type="rectangle" draw:enhanced-path="M 0 0 L 21600 0 21600 21600 0 21600 0 0 Z N"/>
          </draw:custom-shape>
          <draw:polygon draw:style-name="gr53" draw:text-style-name="P4" draw:layer="layout" svg:width="1.72cm" svg:height="0.076cm" svg:x="12.519cm" svg:y="27.578cm" svg:viewBox="0 0 1721 77" draw:points="0,77 23,0 1691,5 1721,77">
            <text:p/>
          </draw:polygon>
          <draw:custom-shape draw:style-name="gr54" draw:text-style-name="P5" draw:layer="layout" svg:width="3.25cm" svg:height="2.044cm" svg:x="11.763cm" svg:y="25.09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9" draw:layer="layout" svg:width="3.075cm" svg:height="1.859cm" svg:x="11.856cm" svg:y="25.1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4" draw:layer="layout" svg:width="3.5cm" svg:height="1.283cm" svg:x="26.862cm" svg:y="24.7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1.284cm" svg:height="1.05cm" svg:x="27.095cm" svg:y="24.86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1.284cm" svg:height="1.05cm" svg:x="28.845cm" svg:y="24.86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0.256cm" svg:height="0.583cm" svg:x="28.589cm" svg:y="25.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7" draw:layer="layout" svg:width="0.116cm" svg:height="0.583cm" svg:x="28.729cm" svg:y="25.1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5" draw:layer="layout" svg:width="0.116cm" svg:height="0.583cm" svg:x="28.589cm" svg:y="25.1cm">
            <text:p/>
            <draw:enhanced-geometry svg:viewBox="0 0 21600 21600" draw:type="rectangle" draw:enhanced-path="M 0 0 L 21600 0 21600 21600 0 21600 0 0 Z N"/>
          </draw:custom-shape>
          <draw:polygon draw:style-name="gr16" draw:text-style-name="P8" draw:layer="layout" svg:width="0.582cm" svg:height="0.349cm" svg:x="29.779cm" svg:y="24.75cm" svg:viewBox="0 0 583 350" draw:points="0,0 583,0 583,350">
            <text:p/>
          </draw:polygon>
          <draw:custom-shape draw:style-name="gr26" draw:text-style-name="P5" draw:layer="layout" svg:width="0.117cm" svg:height="0.584cm" svg:x="30.245cm" svg:y="25.33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117cm" svg:height="0.117cm" svg:x="27.212cm" svg:y="25.68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0" draw:layer="layout" svg:width="0.116cm" svg:height="0.117cm" svg:x="28.496cm" svg:y="24.8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1" draw:layer="layout" svg:width="0.054cm" svg:height="0.054cm" svg:x="30.245cm" svg:y="25.79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1" draw:layer="layout" svg:width="0.054cm" svg:height="0.054cm" svg:x="30.245cm" svg:y="25.65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2" draw:layer="layout" svg:width="0.054cm" svg:height="0.054cm" svg:x="30.245cm" svg:y="25.51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1" draw:layer="layout" svg:width="0.054cm" svg:height="0.054cm" svg:x="30.245cm" svg:y="25.37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21" draw:text-style-name="P4" draw:layer="layout" svg:width="3.5cm" svg:height="1.283cm" svg:x="33.862cm" svg:y="24.7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1.284cm" svg:height="1.05cm" svg:x="34.095cm" svg:y="24.86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1.284cm" svg:height="1.05cm" svg:x="35.845cm" svg:y="24.86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0.256cm" svg:height="0.583cm" svg:x="35.589cm" svg:y="25.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7" draw:layer="layout" svg:width="0.116cm" svg:height="0.583cm" svg:x="35.729cm" svg:y="25.1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5" draw:layer="layout" svg:width="0.116cm" svg:height="0.583cm" svg:x="35.589cm" svg:y="25.1cm">
            <text:p/>
            <draw:enhanced-geometry svg:viewBox="0 0 21600 21600" draw:type="rectangle" draw:enhanced-path="M 0 0 L 21600 0 21600 21600 0 21600 0 0 Z N"/>
          </draw:custom-shape>
          <draw:polygon draw:style-name="gr16" draw:text-style-name="P8" draw:layer="layout" svg:width="0.582cm" svg:height="0.349cm" svg:x="36.779cm" svg:y="24.75cm" svg:viewBox="0 0 583 350" draw:points="0,0 583,0 583,350">
            <text:p/>
          </draw:polygon>
          <draw:custom-shape draw:style-name="gr26" draw:text-style-name="P5" draw:layer="layout" svg:width="0.117cm" svg:height="0.584cm" svg:x="37.245cm" svg:y="25.33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117cm" svg:height="0.117cm" svg:x="34.212cm" svg:y="25.68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0" draw:layer="layout" svg:width="0.116cm" svg:height="0.117cm" svg:x="35.496cm" svg:y="24.8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1" draw:layer="layout" svg:width="0.054cm" svg:height="0.054cm" svg:x="37.245cm" svg:y="25.79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1" draw:layer="layout" svg:width="0.054cm" svg:height="0.054cm" svg:x="37.245cm" svg:y="25.65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2" draw:layer="layout" svg:width="0.054cm" svg:height="0.054cm" svg:x="37.245cm" svg:y="25.51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1" draw:layer="layout" svg:width="0.054cm" svg:height="0.054cm" svg:x="37.245cm" svg:y="25.37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36" draw:text-style-name="P18" draw:layer="layout" svg:width="3.038cm" svg:height="1.17cm" svg:x="27.112cm" svg:y="23.533cm">
          <draw:text-box>
            <text:p>正サーバ</text:p>
          </draw:text-box>
        </draw:frame>
        <draw:frame draw:style-name="gr36" draw:text-style-name="P18" draw:layer="layout" svg:width="3.038cm" svg:height="1.17cm" svg:x="34.112cm" svg:y="23.5cm">
          <draw:text-box>
            <text:p>副サーバ</text:p>
          </draw:text-box>
        </draw:frame>
        <draw:g>
          <draw:custom-shape draw:style-name="gr56" draw:text-style-name="P5" draw:layer="layout" svg:width="1cm" svg:height="1.5cm" svg:x="24.556cm" svg:y="19.5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23" draw:layer="layout" svg:width="0.25cm" svg:height="0.75cm" svg:x="25.306cm" svg:y="19.75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4" draw:layer="layout" svg:width="0.1cm" svg:height="0.1cm" svg:x="25.405cm" svg:y="20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24" draw:layer="layout" svg:width="0.1cm" svg:height="0.1cm" svg:x="25.405cm" svg:y="20.0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24" draw:layer="layout" svg:width="0.1cm" svg:height="0.1cm" svg:x="25.405cm" svg:y="19.8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7" draw:layer="layout" svg:width="0.25cm" svg:height="0.25cm" svg:x="24.556cm" svg:y="19.75cm">
            <text:p/>
            <draw:enhanced-geometry svg:viewBox="0 0 21600 21600" draw:type="rectangle" draw:enhanced-path="M 0 0 L 21600 0 21600 21600 0 21600 0 0 Z N"/>
          </draw:custom-shape>
        </draw:g>
        <draw:frame draw:style-name="gr36" draw:text-style-name="P18" draw:layer="layout" svg:width="1.806cm" svg:height="0.962cm" svg:x="24.25cm" svg:y="19.538cm">
          <draw:text-box>
            <text:p>NAS</text:p>
          </draw:text-box>
        </draw:frame>
        <draw:custom-shape draw:style-name="gr60" draw:text-style-name="P2" draw:layer="layout" svg:width="2.5cm" svg:height="0.5cm" draw:transform="rotate (0.364599280741615) translate (26.306cm 21.67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2" draw:layer="layout" svg:width="2.5cm" svg:height="0.25cm" svg:x="30.862cm" svg:y="25.03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2" draw:layer="layout" svg:width="2.5cm" svg:height="0.25cm" svg:x="30.862cm" svg:y="25.5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" draw:text-style-name="P17" draw:layer="layout" svg:width="2.407cm" svg:height="0.712cm" svg:x="30.649cm" svg:y="25.5cm">
          <draw:text-box>
            <text:p><text:span text:style-name="T1">バックアップ</text:span></text:p>
          </draw:text-box>
        </draw:frame>
        <draw:frame draw:style-name="gr36" draw:text-style-name="P17" draw:layer="layout" svg:width="1.772cm" svg:height="0.712cm" svg:x="31.112cm" svg:y="24.283cm">
          <draw:text-box>
            <text:p><text:span text:style-name="T1">変更反映</text:span></text:p>
          </draw:text-box>
        </draw:frame>
        <draw:frame draw:style-name="gr36" draw:text-style-name="P17" draw:layer="layout" svg:width="2.407cm" svg:height="0.712cm" svg:x="26.399cm" svg:y="20.076cm">
          <draw:text-box>
            <text:p><text:span text:style-name="T1">バックアップ</text:span></text:p>
          </draw:text-box>
        </draw:frame>
        <draw:frame draw:style-name="gr36" draw:text-style-name="P18" draw:layer="layout" svg:width="2.403cm" svg:height="1.17cm" svg:x="9.25cm" svg:y="9.5cm">
          <draw:text-box>
            <text:p>サーバ</text:p>
          </draw:text-box>
        </draw:frame>
        <draw:frame draw:style-name="gr36" draw:text-style-name="P18" draw:layer="layout" svg:width="4.947cm" svg:height="1.17cm" svg:x="2.803cm" svg:y="8.777cm">
          <draw:text-box>
            <text:p>セルフ自動測定</text:p>
          </draw:text-box>
        </draw:frame>
        <draw:frame draw:style-name="gr62" draw:text-style-name="P17" draw:layer="layout" svg:width="2cm" svg:height="0.712cm" svg:x="6.75cm" svg:y="10.75cm">
          <draw:text-box>
            <text:p><text:span text:style-name="T1">自動登録</text:span></text:p>
          </draw:text-box>
        </draw:frame>
        <draw:frame draw:style-name="gr36" draw:text-style-name="P26" draw:layer="layout" svg:width="10.463cm" svg:height="1.322cm" svg:x="5.5cm" svg:y="0.75cm">
          <draw:text-box>
            <text:p text:style-name="P25"><text:span text:style-name="T4">IoT</text:span><text:span text:style-name="T4">化したキャンパス健康診断</text:span></text:p>
          </draw:text-box>
        </draw:frame>
        <draw:frame draw:style-name="gr63" draw:text-style-name="P28" draw:layer="layout" svg:width="10.818cm" svg:height="1.671cm" svg:x="5.432cm" svg:y="7cm">
          <draw:text-box>
            <text:p text:style-name="P27"><text:span text:style-name="T5">用いて、自動化、セルフ化、オフライン対応の</text:span><text:span text:style-name="T5"><text:line-break/></text:span><text:span text:style-name="T5">一斉健康診断に耐えうるしくみを作ります。</text:span></text:p>
          </draw:text-box>
        </draw:frame>
      </draw:page>
      <draw:page draw:name="page2" draw:style-name="dp1" draw:master-page-name="標準">
        <draw:custom-shape draw:style-name="gr64" draw:text-style-name="P1" draw:layer="layout" svg:width="21cm" svg:height="18cm" svg:x="0cm" svg:y="3.25cm">
          <text:p/>
          <draw:enhanced-geometry svg:viewBox="0 0 21600 21600" draw:type="rectangle" draw:enhanced-path="M 0 0 L 21600 0 21600 21600 0 21600 0 0 Z N"/>
        </draw:custom-shape>
        <draw:frame draw:style-name="gr34" draw:text-style-name="P9" draw:layer="layout" svg:width="3.637cm" svg:height="4cm" svg:x="5.863cm" svg:y="15.75cm">
          <draw:image xlink:href="Pictures/100000010000019C000001C533AD1DB56D3CC917.png" xlink:type="simple" xlink:show="embed" xlink:actuate="onLoad" draw:mime-type="image/png">
            <text:p/>
          </draw:image>
        </draw:frame>
        <draw:g>
          <draw:custom-shape draw:style-name="gr21" draw:text-style-name="P4" draw:layer="layout" svg:width="3.5cm" svg:height="1.283cm" svg:x="8.5cm" svg:y="6.538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1.284cm" svg:height="1.05cm" svg:x="8.733cm" svg:y="6.65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1.284cm" svg:height="1.05cm" svg:x="10.483cm" svg:y="6.65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0.256cm" svg:height="0.583cm" svg:x="10.227cm" svg:y="6.88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7" draw:layer="layout" svg:width="0.116cm" svg:height="0.583cm" svg:x="10.367cm" svg:y="6.88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5" draw:layer="layout" svg:width="0.116cm" svg:height="0.583cm" svg:x="10.227cm" svg:y="6.888cm">
            <text:p/>
            <draw:enhanced-geometry svg:viewBox="0 0 21600 21600" draw:type="rectangle" draw:enhanced-path="M 0 0 L 21600 0 21600 21600 0 21600 0 0 Z N"/>
          </draw:custom-shape>
          <draw:polygon draw:style-name="gr16" draw:text-style-name="P8" draw:layer="layout" svg:width="0.582cm" svg:height="0.349cm" svg:x="11.417cm" svg:y="6.538cm" svg:viewBox="0 0 583 350" draw:points="0,0 583,0 583,350">
            <text:p/>
          </draw:polygon>
          <draw:custom-shape draw:style-name="gr26" draw:text-style-name="P5" draw:layer="layout" svg:width="0.117cm" svg:height="0.584cm" svg:x="11.883cm" svg:y="7.12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117cm" svg:height="0.117cm" svg:x="8.85cm" svg:y="7.47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0" draw:layer="layout" svg:width="0.116cm" svg:height="0.117cm" svg:x="10.134cm" svg:y="6.6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1" draw:layer="layout" svg:width="0.054cm" svg:height="0.054cm" svg:x="11.883cm" svg:y="7.58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1" draw:layer="layout" svg:width="0.054cm" svg:height="0.054cm" svg:x="11.883cm" svg:y="7.44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2" draw:layer="layout" svg:width="0.054cm" svg:height="0.054cm" svg:x="11.883cm" svg:y="7.30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1" draw:layer="layout" svg:width="0.054cm" svg:height="0.054cm" svg:x="11.883cm" svg:y="7.16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21" draw:text-style-name="P4" draw:layer="layout" svg:width="3.5cm" svg:height="1.283cm" svg:x="15.5cm" svg:y="6.538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1.284cm" svg:height="1.05cm" svg:x="15.733cm" svg:y="6.65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1.284cm" svg:height="1.05cm" svg:x="17.483cm" svg:y="6.65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0.256cm" svg:height="0.583cm" svg:x="17.227cm" svg:y="6.88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7" draw:layer="layout" svg:width="0.116cm" svg:height="0.583cm" svg:x="17.367cm" svg:y="6.88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5" draw:layer="layout" svg:width="0.116cm" svg:height="0.583cm" svg:x="17.227cm" svg:y="6.888cm">
            <text:p/>
            <draw:enhanced-geometry svg:viewBox="0 0 21600 21600" draw:type="rectangle" draw:enhanced-path="M 0 0 L 21600 0 21600 21600 0 21600 0 0 Z N"/>
          </draw:custom-shape>
          <draw:polygon draw:style-name="gr16" draw:text-style-name="P8" draw:layer="layout" svg:width="0.582cm" svg:height="0.349cm" svg:x="18.417cm" svg:y="6.538cm" svg:viewBox="0 0 583 350" draw:points="0,0 583,0 583,350">
            <text:p/>
          </draw:polygon>
          <draw:custom-shape draw:style-name="gr26" draw:text-style-name="P5" draw:layer="layout" svg:width="0.117cm" svg:height="0.584cm" svg:x="18.883cm" svg:y="7.12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117cm" svg:height="0.117cm" svg:x="15.85cm" svg:y="7.47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0" draw:layer="layout" svg:width="0.116cm" svg:height="0.117cm" svg:x="17.134cm" svg:y="6.6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1" draw:layer="layout" svg:width="0.054cm" svg:height="0.054cm" svg:x="18.883cm" svg:y="7.58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1" draw:layer="layout" svg:width="0.054cm" svg:height="0.054cm" svg:x="18.883cm" svg:y="7.44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2" draw:layer="layout" svg:width="0.054cm" svg:height="0.054cm" svg:x="18.883cm" svg:y="7.30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1" draw:layer="layout" svg:width="0.054cm" svg:height="0.054cm" svg:x="18.883cm" svg:y="7.16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36" draw:text-style-name="P18" draw:layer="layout" svg:width="3.038cm" svg:height="1.17cm" svg:x="8.75cm" svg:y="5.321cm">
          <draw:text-box>
            <text:p>正サーバ</text:p>
          </draw:text-box>
        </draw:frame>
        <draw:frame draw:style-name="gr36" draw:text-style-name="P18" draw:layer="layout" svg:width="3.038cm" svg:height="1.17cm" svg:x="15.75cm" svg:y="5.288cm">
          <draw:text-box>
            <text:p>副サーバ</text:p>
          </draw:text-box>
        </draw:frame>
        <draw:g>
          <draw:custom-shape draw:style-name="gr56" draw:text-style-name="P5" draw:layer="layout" svg:width="1cm" svg:height="1.5cm" svg:x="2.5cm" svg:y="7.25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23" draw:layer="layout" svg:width="0.25cm" svg:height="0.75cm" svg:x="3.25cm" svg:y="7.5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4" draw:layer="layout" svg:width="0.1cm" svg:height="0.1cm" svg:x="3.349cm" svg:y="8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24" draw:layer="layout" svg:width="0.1cm" svg:height="0.1cm" svg:x="3.349cm" svg:y="7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24" draw:layer="layout" svg:width="0.1cm" svg:height="0.1cm" svg:x="3.349cm" svg:y="7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7" draw:layer="layout" svg:width="0.25cm" svg:height="0.25cm" svg:x="2.5cm" svg:y="7.5cm">
            <text:p/>
            <draw:enhanced-geometry svg:viewBox="0 0 21600 21600" draw:type="rectangle" draw:enhanced-path="M 0 0 L 21600 0 21600 21600 0 21600 0 0 Z N"/>
          </draw:custom-shape>
        </draw:g>
        <draw:frame draw:style-name="gr65" draw:text-style-name="P18" draw:layer="layout" svg:width="1.806cm" svg:height="0.962cm" svg:x="2cm" svg:y="6.288cm">
          <draw:text-box>
            <text:p>NAS</text:p>
          </draw:text-box>
        </draw:frame>
        <draw:custom-shape draw:style-name="gr66" draw:text-style-name="P2" draw:layer="layout" svg:width="4.513cm" svg:height="0.5cm" draw:transform="rotate (0.121823981789204) translate (3.71cm 7.754cm)">
          <text:p/>
          <draw:enhanced-geometry svg:viewBox="0 0 21600 21600" draw:text-areas="?f7 ?f0 21600 ?f2" draw:type="left-arrow" draw:modifiers="2813.77717914181 7243.1137724550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" draw:text-style-name="P17" draw:layer="layout" svg:width="2.407cm" svg:height="0.712cm" svg:x="4.343cm" svg:y="6.788cm">
          <draw:text-box>
            <text:p><text:span text:style-name="T1">バックアップ</text:span></text:p>
          </draw:text-box>
        </draw:frame>
        <draw:frame draw:style-name="gr36" draw:text-style-name="P26" draw:layer="layout" svg:width="4.198cm" svg:height="1.322cm" svg:x="8.052cm" svg:y="3.428cm">
          <draw:text-box>
            <text:p text:style-name="P25"><text:span text:style-name="T4">サーバ管理</text:span></text:p>
          </draw:text-box>
        </draw:frame>
        <draw:g>
          <draw:polygon draw:style-name="gr28" draw:text-style-name="P13" draw:layer="layout" svg:width="3.146cm" svg:height="1.057cm" svg:x="8.723cm" svg:y="14.647cm" svg:viewBox="0 0 3147 1058" draw:points="23,1058 0,987 3147,0 3147,141 2215,1058">
            <text:p/>
          </draw:polygon>
          <draw:custom-shape draw:style-name="gr29" draw:text-style-name="P13" draw:layer="layout" svg:width="2.192cm" svg:height="0.988cm" draw:transform="skewX (0.766897673326308) translate (9.675cm 14.6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5" draw:layer="layout" svg:width="2.202cm" svg:height="1.692cm" draw:transform="skewX (0.0631809189221947) translate (9.798cm 12.9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4" draw:layer="layout" svg:width="2.075cm" svg:height="1.469cm" draw:transform="skewX (0.062482787221397) translate (9.861cm 13.0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2" draw:text-style-name="P16" draw:layer="layout" svg:width="0.109cm" svg:height="0.078cm" draw:transform="skewX (0.765850475775112) translate (9.625cm 14.7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9.756cm 14.7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1cm" svg:height="0.078cm" draw:transform="skewX (0.759043691692334) translate (9.886cm 14.7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0.017cm 14.7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0.148cm 14.7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0.279cm 14.7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8cm" draw:transform="skewX (0.77248272693269) translate (10.41cm 14.7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0.54cm 14.7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0.671cm 14.7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0.801cm 14.7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0.932cm 14.7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1.063cm 14.7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1.194cm 14.7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1.324cm 14.7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1.455cm 14.7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1.586cm 14.7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9.528cm 14.8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9.658cm 14.8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9.789cm 14.8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9.92cm 14.8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7cm" draw:transform="skewX (0.772308194007491) translate (10.051cm 14.8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0.181cm 14.8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0.312cm 14.8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0.443cm 14.8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65501409924713) translate (10.573cm 14.8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0.704cm 14.8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0.835cm 14.8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7cm" draw:transform="skewX (0.772308194007491) translate (10.966cm 14.8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1.096cm 14.8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1.227cm 14.8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1.358cm 14.8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65501409924713) translate (11.488cm 14.8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53cm" svg:height="0.078cm" draw:transform="skewX (0.765850475775112) translate (9.43cm 14.9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59043691692334) translate (9.604cm 14.9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9.735cm 14.9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9.866cm 14.9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9.997cm 14.9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0.127cm 14.9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0.258cm 14.9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0.389cm 14.9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8cm" draw:transform="skewX (0.765850475775112) translate (10.52cm 14.9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0.65cm 14.9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0.781cm 14.9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0.912cm 14.9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59043691692334) translate (11.042cm 14.9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1.173cm 14.9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96cm" svg:height="0.078cm" draw:transform="skewX (0.765850475775112) translate (11.304cm 14.9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85cm" svg:height="0.077cm" draw:transform="skewX (0.772308194007491) translate (9.333cm 15.0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9.54cm 15.0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7cm" draw:transform="skewX (0.772308194007491) translate (9.671cm 15.0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9.801cm 15.0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9.932cm 15.0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0.062cm 15.0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65501409924713) translate (10.193cm 15.0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0.324cm 15.0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0.455cm 15.0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0.585cm 15.0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0.716cm 15.0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0.847cm 15.0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0.978cm 15.0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1.108cm 15.0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63cm" svg:height="0.128cm" draw:transform="skewX (0.7695156672043) translate (11.288cm 14.9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229cm" svg:height="0.077cm" draw:transform="skewX (0.772308194007491) translate (9.235cm 15.1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9.486cm 15.1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9.616cm 15.1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9.747cm 15.1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9.878cm 15.1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0.009cm 15.1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0.139cm 15.1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0.27cm 15.1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0.401cm 15.1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1cm" svg:height="0.077cm" draw:transform="skewX (0.765501409924713) translate (10.531cm 15.1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0.662cm 15.1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0.793cm 15.1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7cm" draw:transform="skewX (0.772308194007491) translate (10.924cm 15.1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1.054cm 15.1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1.185cm 15.1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3" draw:text-style-name="P13" draw:layer="layout" svg:width="0.651cm" svg:height="0.282cm" draw:transform="skewX (0.767421272101907) translate (9.797cm 15.2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polygon draw:style-name="gr28" draw:text-style-name="P13" draw:layer="layout" svg:width="3.146cm" svg:height="1.057cm" svg:x="15.723cm" svg:y="15.897cm" svg:viewBox="0 0 3147 1058" draw:points="23,1058 0,987 3147,0 3147,141 2215,1058">
            <text:p/>
          </draw:polygon>
          <draw:custom-shape draw:style-name="gr29" draw:text-style-name="P13" draw:layer="layout" svg:width="2.192cm" svg:height="0.988cm" draw:transform="skewX (0.766897673326308) translate (16.675cm 15.8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5" draw:layer="layout" svg:width="2.202cm" svg:height="1.692cm" draw:transform="skewX (0.0631809189221947) translate (16.798cm 14.20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4" draw:layer="layout" svg:width="2.075cm" svg:height="1.469cm" draw:transform="skewX (0.062482787221397) translate (16.861cm 14.34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2" draw:text-style-name="P16" draw:layer="layout" svg:width="0.109cm" svg:height="0.078cm" draw:transform="skewX (0.765850475775112) translate (16.625cm 15.9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6.756cm 15.9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1cm" svg:height="0.078cm" draw:transform="skewX (0.759043691692334) translate (16.886cm 15.9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7.017cm 15.9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7.148cm 15.9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7.279cm 15.9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8cm" draw:transform="skewX (0.77248272693269) translate (17.41cm 15.9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7.54cm 15.9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7.671cm 15.9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7.801cm 15.9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7.932cm 15.9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8.063cm 15.9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8.194cm 15.9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8.324cm 15.9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8.455cm 15.9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8.586cm 15.9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528cm 16.0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658cm 16.0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789cm 16.0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92cm 16.0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7cm" draw:transform="skewX (0.772308194007491) translate (17.051cm 16.0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7.181cm 16.0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7.312cm 16.0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7.443cm 16.0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65501409924713) translate (17.573cm 16.0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7.704cm 16.0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7.835cm 16.0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7cm" draw:transform="skewX (0.772308194007491) translate (17.966cm 16.0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8.096cm 16.0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8.227cm 16.0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8.358cm 16.0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65501409924713) translate (18.488cm 16.0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53cm" svg:height="0.078cm" draw:transform="skewX (0.765850475775112) translate (16.43cm 16.1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59043691692334) translate (16.604cm 16.1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6.735cm 16.1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6.866cm 16.1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6.997cm 16.1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7.127cm 16.1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7.258cm 16.1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7.389cm 16.1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8cm" draw:transform="skewX (0.765850475775112) translate (17.52cm 16.1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7.65cm 16.1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7.781cm 16.1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7.912cm 16.1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59043691692334) translate (18.042cm 16.1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8cm" draw:transform="skewX (0.765850475775112) translate (18.173cm 16.1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96cm" svg:height="0.078cm" draw:transform="skewX (0.765850475775112) translate (18.304cm 16.1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85cm" svg:height="0.077cm" draw:transform="skewX (0.772308194007491) translate (16.333cm 16.2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54cm 16.2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7cm" draw:transform="skewX (0.772308194007491) translate (16.671cm 16.2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801cm 16.2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932cm 16.2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7.062cm 16.2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65501409924713) translate (17.193cm 16.2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7.324cm 16.2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7.455cm 16.2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7.585cm 16.2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7.716cm 16.2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7.847cm 16.2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7.978cm 16.2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8.108cm 16.2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63cm" svg:height="0.128cm" draw:transform="skewX (0.7695156672043) translate (18.288cm 16.2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229cm" svg:height="0.077cm" draw:transform="skewX (0.772308194007491) translate (16.235cm 16.3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486cm 16.3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616cm 16.3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747cm 16.3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6.878cm 16.3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7.009cm 16.3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7.139cm 16.3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7.27cm 16.3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7.401cm 16.3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1cm" svg:height="0.077cm" draw:transform="skewX (0.765501409924713) translate (17.531cm 16.3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7.662cm 16.3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7.793cm 16.3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8cm" svg:height="0.077cm" draw:transform="skewX (0.772308194007491) translate (17.924cm 16.3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8.054cm 16.3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9cm" svg:height="0.077cm" draw:transform="skewX (0.772308194007491) translate (18.185cm 16.3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3" draw:text-style-name="P13" draw:layer="layout" svg:width="0.651cm" svg:height="0.282cm" draw:transform="skewX (0.767421272101907) translate (16.797cm 16.53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7" draw:text-style-name="P2" draw:layer="layout" svg:width="4.205cm" svg:height="0.629cm" draw:transform="rotate (1.56695660244051) translate (10.359cm 12.453cm)">
          <text:p/>
          <draw:enhanced-geometry svg:viewBox="0 0 21600 21600" draw:text-areas="?f5 ?f1 ?f6 ?f3" draw:type="left-right-arrow" draw:modifiers="3207.77740529668 7782.8571428571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6" draw:text-style-name="P18" draw:layer="layout" svg:width="3.656cm" svg:height="3.71cm" svg:x="9.594cm" svg:y="16cm">
          <draw:text-box>
            <text:p>管理用PC</text:p>
            <text:p><text:span text:style-name="T6">サーバ操作</text:span></text:p>
            <text:p><text:span text:style-name="T6">テンプレート管理</text:span></text:p>
            <text:p><text:span text:style-name="T6">データインポート</text:span></text:p>
            <text:p><text:span text:style-name="T6">データエクスポート</text:span></text:p>
            <text:p><text:span text:style-name="T6">ソフト改修</text:span></text:p>
          </draw:text-box>
        </draw:frame>
        <draw:frame draw:style-name="gr36" draw:text-style-name="P30" draw:layer="layout" svg:width="5.142cm" svg:height="0.865cm" svg:x="14.108cm" svg:y="17.455cm">
          <draw:text-box>
            <text:p text:style-name="P29"><text:span text:style-name="T7">外部よりのメンテナンス</text:span></text:p>
          </draw:text-box>
        </draw:frame>
        <draw:frame draw:style-name="gr36" draw:text-style-name="P32" draw:layer="layout" svg:width="8.537cm" svg:height="2.093cm" svg:x="1.963cm" svg:y="9.25cm">
          <draw:text-box>
            <text:p text:style-name="P31"><text:span text:style-name="T7">操作</text:span></text:p>
            <text:p text:style-name="P31"><text:span text:style-name="T7">バックアップ</text:span></text:p>
            <text:p text:style-name="P31"><text:span text:style-name="T7">副サーバでのソフト変更を正サーバに反映</text:span></text:p>
          </draw:text-box>
        </draw:frame>
        <draw:custom-shape draw:style-name="gr68" draw:text-style-name="P2" draw:layer="layout" svg:width="5.856cm" svg:height="0.629cm" draw:transform="rotate (0.868824901642776) translate (11.238cm 12.344cm)">
          <text:p/>
          <draw:enhanced-geometry svg:viewBox="0 0 21600 21600" draw:text-areas="?f5 ?f1 ?f6 ?f3" draw:type="left-right-arrow" draw:modifiers="2304.93426668943 8194.2857142857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6" draw:text-style-name="P34" draw:layer="layout" svg:width="7.826cm" svg:height="2.093cm" svg:x="12.924cm" svg:y="9.5cm">
          <draw:text-box>
            <text:p text:style-name="P33"><text:span text:style-name="T7"><text:s text:c="13"/></text:span><text:span text:style-name="T7">ソフト改修時の動作テスト</text:span></text:p>
            <text:p text:style-name="P33"><text:span text:style-name="T7"><text:s text:c="6"/></text:span><text:span text:style-name="T7">正サーバのデータを副サーバに反映</text:span></text:p>
            <text:p text:style-name="P33"><text:span text:style-name="T7">正サーバダウン時の切り替え</text:span></text:p>
          </draw:text-box>
        </draw:frame>
        <draw:frame draw:style-name="gr69" draw:text-style-name="P3" draw:layer="layout" svg:width="3.499cm" svg:height="2.893cm" svg:x="1.501cm" svg:y="14.812cm">
          <draw:image xlink:href="Pictures/100000000000098E0000056253E30F0B08F6018F.png" xlink:type="simple" xlink:show="embed" xlink:actuate="onLoad" draw:mime-type="image/png">
            <text:p/>
          </draw:image>
        </draw:frame>
        <draw:frame draw:style-name="gr36" draw:text-style-name="P18" draw:layer="layout" svg:width="3.961cm" svg:height="1.17cm" svg:x="1.039cm" svg:y="13.785cm">
          <draw:text-box>
            <text:p>IoTアダプタ</text:p>
          </draw:text-box>
        </draw:frame>
        <draw:custom-shape draw:style-name="gr70" draw:text-style-name="P2" draw:layer="layout" svg:width="4.515cm" svg:height="0.629cm" draw:transform="rotate (-2.80893289815968) translate (9.473cm 14.8cm)">
          <text:p/>
          <draw:enhanced-geometry svg:viewBox="0 0 21600 21600" draw:text-areas="?f5 ?f1 ?f6 ?f3" draw:type="left-right-arrow" draw:modifiers="3207.77740529668 7782.8571428571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6" draw:text-style-name="P32" draw:layer="layout" svg:width="3.034cm" svg:height="0.865cm" svg:x="5.25cm" svg:y="14.205cm">
          <draw:text-box>
            <text:p text:style-name="P31"><text:span text:style-name="T7">メンテナンス</text:span></text:p>
          </draw:text-box>
        </draw:frame>
        <draw:line draw:style-name="gr71" draw:text-style-name="P3" draw:layer="layout" svg:x1="16.5cm" svg:y1="15.455cm" svg:x2="12cm" svg:y2="14.705cm">
          <text:p/>
        </draw:line>
        <draw:frame draw:style-name="gr36" draw:text-style-name="P30" draw:layer="layout" svg:width="12.075cm" svg:height="1.479cm" svg:x="5.425cm" svg:y="19.705cm">
          <draw:text-box>
            <text:p text:style-name="P29"><text:span text:style-name="T7">正サーバ</text:span><text:span text:style-name="T7">/</text:span><text:span text:style-name="T7">副サーバの操作は管理用 </text:span><text:span text:style-name="T7">PC </text:span><text:span text:style-name="T7">を通じて行います。</text:span></text:p>
            <text:p text:style-name="P29"><text:span text:style-name="T7">特別な操作以外は管理用 </text:span><text:span text:style-name="T7">PC </text:span><text:span text:style-name="T7">の </text:span><text:span text:style-name="T7">Web </text:span><text:span text:style-name="T7">ブラウザから行えます。</text:span></text:p>
          </draw:text-box>
        </draw:frame>
      </draw:page>
      <draw:page draw:name="page3" draw:style-name="dp1" draw:master-page-name="標準">
        <draw:custom-shape draw:style-name="gr72" draw:text-style-name="P1" draw:layer="layout" svg:width="20.75cm" svg:height="15.75cm" svg:x="0.25cm" svg:y="3.25cm">
          <text:p/>
          <draw:enhanced-geometry svg:viewBox="0 0 21600 21600" draw:type="rectangle" draw:enhanced-path="M 0 0 L 21600 0 21600 21600 0 21600 0 0 Z N"/>
        </draw:custom-shape>
        <draw:path draw:style-name="gr5" draw:text-style-name="P3" draw:layer="layout" svg:width="1.537cm" svg:height="2.062cm" draw:transform="rotate (0.66479591208464) translate (12.891cm 13.761cm)" svg:viewBox="0 0 1538 2063" svg:d="M0 0c1095 223 2501 1475 606 2063">
          <text:p/>
        </draw:path>
        <draw:frame draw:style-name="gr6" draw:text-style-name="P3" draw:layer="layout" svg:width="2.359cm" svg:height="2cm" svg:x="13.891cm" svg:y="13.761cm">
          <draw:image xlink:href="Pictures/1000000000000500000002D1A97FE483229452BA.jpg" xlink:type="simple" xlink:show="embed" xlink:actuate="onLoad" draw:mime-type="image/jpeg">
            <text:p/>
          </draw:image>
        </draw:frame>
        <draw:g>
          <draw:custom-shape draw:style-name="gr21" draw:text-style-name="P4" draw:layer="layout" svg:width="3.5cm" svg:height="1.283cm" svg:x="8.5cm" svg:y="6.538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1.284cm" svg:height="1.05cm" svg:x="8.733cm" svg:y="6.65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1.284cm" svg:height="1.05cm" svg:x="10.483cm" svg:y="6.65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0.256cm" svg:height="0.583cm" svg:x="10.227cm" svg:y="6.88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7" draw:layer="layout" svg:width="0.116cm" svg:height="0.583cm" svg:x="10.367cm" svg:y="6.88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5" draw:layer="layout" svg:width="0.116cm" svg:height="0.583cm" svg:x="10.227cm" svg:y="6.888cm">
            <text:p/>
            <draw:enhanced-geometry svg:viewBox="0 0 21600 21600" draw:type="rectangle" draw:enhanced-path="M 0 0 L 21600 0 21600 21600 0 21600 0 0 Z N"/>
          </draw:custom-shape>
          <draw:polygon draw:style-name="gr16" draw:text-style-name="P8" draw:layer="layout" svg:width="0.582cm" svg:height="0.349cm" svg:x="11.417cm" svg:y="6.538cm" svg:viewBox="0 0 583 350" draw:points="0,0 583,0 583,350">
            <text:p/>
          </draw:polygon>
          <draw:custom-shape draw:style-name="gr26" draw:text-style-name="P5" draw:layer="layout" svg:width="0.117cm" svg:height="0.584cm" svg:x="11.883cm" svg:y="7.12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117cm" svg:height="0.117cm" svg:x="8.85cm" svg:y="7.47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0" draw:layer="layout" svg:width="0.116cm" svg:height="0.117cm" svg:x="10.134cm" svg:y="6.6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1" draw:layer="layout" svg:width="0.054cm" svg:height="0.054cm" svg:x="11.883cm" svg:y="7.58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1" draw:layer="layout" svg:width="0.054cm" svg:height="0.054cm" svg:x="11.883cm" svg:y="7.44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0" draw:text-style-name="P12" draw:layer="layout" svg:width="0.054cm" svg:height="0.054cm" svg:x="11.883cm" svg:y="7.30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9" draw:text-style-name="P11" draw:layer="layout" svg:width="0.054cm" svg:height="0.054cm" svg:x="11.883cm" svg:y="7.16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36" draw:text-style-name="P18" draw:layer="layout" svg:width="2.403cm" svg:height="1.17cm" svg:x="8.75cm" svg:y="5.321cm">
          <draw:text-box>
            <text:p>サーバ</text:p>
          </draw:text-box>
        </draw:frame>
        <draw:frame draw:style-name="gr36" draw:text-style-name="P26" draw:layer="layout" svg:width="10.874cm" svg:height="1.322cm" svg:x="5.126cm" svg:y="3.5cm">
          <draw:text-box>
            <text:p text:style-name="P25"><text:span text:style-name="T4">健</text:span><text:span text:style-name="T4">康</text:span><text:span text:style-name="T4">診</text:span><text:span text:style-name="T4">断</text:span><text:span text:style-name="T4">デ</text:span><text:span text:style-name="T4">ー</text:span><text:span text:style-name="T4">タ</text:span><text:span text:style-name="T4">管</text:span><text:span text:style-name="T4">理</text:span><text:span text:style-name="T4">・</text:span><text:span text:style-name="T4">帳</text:span><text:span text:style-name="T4">票</text:span><text:span text:style-name="T4">発</text:span><text:span text:style-name="T4">行</text:span></text:p>
          </draw:text-box>
        </draw:frame>
        <draw:g>
          <draw:polygon draw:style-name="gr28" draw:text-style-name="P13" draw:layer="layout" svg:width="1.797cm" svg:height="0.603cm" svg:x="11.5cm" svg:y="13.645cm" svg:viewBox="0 0 1798 604" draw:points="13,604 0,564 1798,0 1798,81 1266,604">
            <text:p/>
          </draw:polygon>
          <draw:custom-shape draw:style-name="gr73" draw:text-style-name="P13" draw:layer="layout" svg:width="1.253cm" svg:height="0.565cm" draw:transform="skewX (0.766548607475909) translate (12.044cm 13.6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15" draw:layer="layout" svg:width="1.258cm" svg:height="0.967cm" draw:transform="skewX (0.0630063859969953) translate (12.115cm 12.67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14" draw:layer="layout" svg:width="1.185cm" svg:height="0.839cm" draw:transform="skewX (0.0630063859969953) translate (12.151cm 12.7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2" draw:text-style-name="P16" draw:layer="layout" svg:width="0.062cm" svg:height="0.044cm" draw:transform="skewX (0.773878990334286) translate (12.016cm 13.6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091cm 13.6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2.165cm 13.6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24cm 13.6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315cm 13.6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39cm 13.6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464cm 13.6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539cm 13.6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614cm 13.6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688cm 13.6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763cm 13.6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838cm 13.6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2.912cm 13.6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987cm 13.6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3.062cm 13.6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3.136cm 13.6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1.96cm 13.7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035cm 13.7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11cm 13.7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2.184cm 13.7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259cm 13.7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334cm 13.7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2.408cm 13.7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12.483cm 13.7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558cm 13.7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2.632cm 13.7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12.707cm 13.7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782cm 13.7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2.856cm 13.7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12.931cm 13.7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3.006cm 13.7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3.08cm 13.7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88cm" svg:height="0.044cm" draw:transform="skewX (0.762185284345924) translate (11.904cm 13.8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62185284345924) translate (12.004cm 13.8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079cm 13.8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154cm 13.8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2.228cm 13.8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303cm 13.8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378cm 13.8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2.452cm 13.8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527cm 13.8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602cm 13.8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2.676cm 13.8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12.751cm 13.8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826cm 13.8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2.9cm 13.8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12cm" svg:height="0.044cm" draw:transform="skewX (0.773878990334286) translate (12.975cm 13.8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6cm" svg:height="0.044cm" draw:transform="skewX (0.773878990334286) translate (11.849cm 1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11.967cm 1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042cm 1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2.116cm 1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12.191cm 1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266cm 1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2.34cm 1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12.415cm 1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49cm 1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2.564cm 1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12.639cm 1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714cm 1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789cm 1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12.863cm 13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93cm" svg:height="0.073cm" draw:transform="skewX (0.771435529381494) translate (12.966cm 13.8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31cm" svg:height="0.044cm" draw:transform="skewX (0.773878990334286) translate (11.793cm 13.9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1.936cm 13.9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011cm 13.9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086cm 13.9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2.16cm 13.9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12.235cm 13.9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31cm 13.9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2.384cm 13.9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12.459cm 13.9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534cm 13.9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2.608cm 13.9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12.683cm 13.9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2.758cm 13.9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2.832cm 13.9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12.907cm 13.9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43" draw:text-style-name="P13" draw:layer="layout" svg:width="0.372cm" svg:height="0.161cm" draw:transform="skewX (0.76637407455071) translate (12.114cm 14.0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6" draw:text-style-name="P2" draw:layer="layout" svg:width="4.499cm" svg:height="0.629cm" draw:transform="rotate (1.56695660244051) translate (9.994cm 12.748cm)">
          <text:p/>
          <draw:enhanced-geometry svg:viewBox="0 0 21600 21600" draw:text-areas="?f5 ?f1 ?f6 ?f3" draw:type="left-right-arrow" draw:modifiers="3207.77740529668 7782.8571428571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7" draw:text-style-name="P36" draw:layer="layout" svg:width="5.548cm" svg:height="1.064cm" svg:x="7.5cm" svg:y="14cm">
          <draw:text-box>
            <text:p text:style-name="P35"><text:span text:style-name="T8">作</text:span><text:span text:style-name="T8">業</text:span><text:span text:style-name="T8">用</text:span><text:span text:style-name="T8">ク</text:span><text:span text:style-name="T8">ラ</text:span><text:span text:style-name="T8">イ</text:span><text:span text:style-name="T8">ア</text:span><text:span text:style-name="T8">ン</text:span><text:span text:style-name="T8">ト</text:span></text:p>
          </draw:text-box>
        </draw:frame>
        <draw:frame draw:style-name="gr36" draw:text-style-name="P32" draw:layer="layout" svg:width="2.217cm" svg:height="0.865cm" svg:x="6.783cm" svg:y="9.885cm">
          <draw:text-box>
            <text:p text:style-name="P31"><text:span text:style-name="T7">W</text:span><text:span text:style-name="T7">e</text:span><text:span text:style-name="T7">b</text:span><text:span text:style-name="T7">画</text:span><text:span text:style-name="T7">面</text:span></text:p>
          </draw:text-box>
        </draw:frame>
        <draw:frame draw:style-name="gr34" draw:text-style-name="P9" draw:layer="layout" svg:width="4.696cm" svg:height="2.859cm" svg:x="14.054cm" svg:y="5.494cm">
          <draw:image xlink:href="Pictures/10000000000004E5000002FB576F5FF20A051D36.png" xlink:type="simple" xlink:show="embed" xlink:actuate="onLoad" draw:mime-type="image/png">
            <text:p/>
          </draw:image>
        </draw:frame>
        <draw:frame draw:style-name="gr34" draw:text-style-name="P9" draw:layer="layout" svg:width="4.696cm" svg:height="2.162cm" svg:x="1.5cm" svg:y="8.712cm">
          <draw:image xlink:href="Pictures/10000000000003C0000001BA5904B67CB014B6EA.png" xlink:type="simple" xlink:show="embed" xlink:actuate="onLoad" draw:mime-type="image/png">
            <text:p/>
          </draw:image>
        </draw:frame>
        <draw:frame draw:style-name="gr34" draw:text-style-name="P9" draw:layer="layout" svg:width="4.696cm" svg:height="2.876cm" svg:x="1.554cm" svg:y="11.374cm">
          <draw:image xlink:href="Pictures/10000000000003D5000002599C304B4A088330CD.png" xlink:type="simple" xlink:show="embed" xlink:actuate="onLoad" draw:mime-type="image/png">
            <text:p/>
          </draw:image>
        </draw:frame>
        <draw:frame draw:style-name="gr34" draw:text-style-name="P9" draw:layer="layout" svg:width="4.977cm" svg:height="2.664cm" svg:x="1.273cm" svg:y="5.46cm">
          <draw:image xlink:href="Pictures/10000000000006B300000396234B78A74ECAAD9C.png" xlink:type="simple" xlink:show="embed" xlink:actuate="onLoad" draw:mime-type="image/png">
            <text:p/>
          </draw:image>
        </draw:frame>
        <draw:frame draw:style-name="gr34" draw:text-style-name="P9" draw:layer="layout" svg:width="4.5cm" svg:height="2.756cm" svg:x="14.054cm" svg:y="8.994cm">
          <draw:image xlink:href="Pictures/10000000000003D5000002590EE57C721F4A5A2C.png" xlink:type="simple" xlink:show="embed" xlink:actuate="onLoad" draw:mime-type="image/png">
            <text:p/>
          </draw:image>
        </draw:frame>
        <draw:g>
          <draw:polygon draw:style-name="gr28" draw:text-style-name="P13" draw:layer="layout" svg:width="1.797cm" svg:height="0.603cm" svg:x="6.5cm" svg:y="16.146cm" svg:viewBox="0 0 1798 604" draw:points="13,604 0,564 1798,0 1798,81 1266,604">
            <text:p/>
          </draw:polygon>
          <draw:custom-shape draw:style-name="gr78" draw:text-style-name="P13" draw:layer="layout" svg:width="1.253cm" svg:height="0.564cm" draw:transform="skewX (0.767421272101907) translate (7.044cm 16.14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15" draw:layer="layout" svg:width="1.258cm" svg:height="0.967cm" draw:transform="skewX (0.0640535835481919) translate (7.115cm 15.17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14" draw:layer="layout" svg:width="1.185cm" svg:height="0.84cm" draw:transform="skewX (0.0630063859969953) translate (7.151cm 15.2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2" draw:text-style-name="P16" draw:layer="layout" svg:width="0.062cm" svg:height="0.045cm" draw:transform="skewX (0.762708883121522) translate (7.016cm 16.1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7.091cm 16.1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5101517713316) translate (7.165cm 16.1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7.24cm 16.1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7.315cm 16.1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5101517713316) translate (7.389cm 16.1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7.464cm 16.1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7.539cm 16.1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5101517713316) translate (7.613cm 16.1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7.688cm 16.1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7.763cm 16.1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5101517713316) translate (7.837cm 16.1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62708883121522) translate (7.912cm 16.1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7.987cm 16.1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5101517713316) translate (8.061cm 16.1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62708883121522) translate (8.136cm 16.1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6.96cm 16.2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7.035cm 16.2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7.109cm 16.2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7.184cm 16.2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7.259cm 16.2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7.333cm 16.2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7.408cm 16.2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7.483cm 16.2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7.557cm 16.2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7.632cm 16.2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7.707cm 16.2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7.782cm 16.2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7.856cm 16.2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7.931cm 16.2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006cm 16.2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8.08cm 16.25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88cm" svg:height="0.045cm" draw:transform="skewX (0.762708883121522) translate (6.904cm 16.3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7.004cm 16.3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7.079cm 16.3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5101517713316) translate (7.153cm 16.3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62708883121522) translate (7.228cm 16.3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7.303cm 16.3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5101517713316) translate (7.377cm 16.3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62708883121522) translate (7.452cm 16.3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7.527cm 16.3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5101517713316) translate (7.601cm 16.3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62708883121522) translate (7.676cm 16.3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7.751cm 16.3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5101517713316) translate (7.825cm 16.3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62708883121522) translate (7.9cm 16.3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12cm" svg:height="0.045cm" draw:transform="skewX (0.762708883121522) translate (7.975cm 16.3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6cm" svg:height="0.044cm" draw:transform="skewX (0.773878990334286) translate (6.849cm 16.3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6.967cm 16.3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7.042cm 16.3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7.116cm 16.3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7.191cm 16.3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7.265cm 16.3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7.34cm 16.3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7.415cm 16.3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7.49cm 16.3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7.564cm 16.3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7.639cm 16.3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7.714cm 16.3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7.789cm 16.3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7.863cm 16.3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93cm" svg:height="0.073cm" draw:transform="skewX (0.771435529381494) translate (7.966cm 16.3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31cm" svg:height="0.044cm" draw:transform="skewX (0.773878990334286) translate (6.793cm 16.4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6.936cm 16.4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7.011cm 16.4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7.085cm 16.4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7.16cm 16.4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7.235cm 16.4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7.309cm 16.4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7.384cm 16.4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7.459cm 16.4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7.533cm 16.4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7.608cm 16.4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7.683cm 16.4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7.758cm 16.4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7.832cm 16.4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7.907cm 16.4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43" draw:text-style-name="P13" draw:layer="layout" svg:width="0.372cm" svg:height="0.161cm" draw:transform="skewX (0.76637407455071) translate (7.114cm 16.5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polygon draw:style-name="gr28" draw:text-style-name="P13" draw:layer="layout" svg:width="1.797cm" svg:height="0.603cm" svg:x="7.75cm" svg:y="13.396cm" svg:viewBox="0 0 1798 604" draw:points="13,604 0,564 1798,0 1798,81 1266,604">
            <text:p/>
          </draw:polygon>
          <draw:custom-shape draw:style-name="gr78" draw:text-style-name="P13" draw:layer="layout" svg:width="1.253cm" svg:height="0.564cm" draw:transform="skewX (0.767421272101907) translate (8.294cm 13.3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15" draw:layer="layout" svg:width="1.259cm" svg:height="0.967cm" draw:transform="skewX (0.0630063859969953) translate (8.364cm 12.4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14" draw:layer="layout" svg:width="1.186cm" svg:height="0.839cm" draw:transform="skewX (0.0619591884457987) translate (8.4cm 12.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2" draw:text-style-name="P16" draw:layer="layout" svg:width="0.062cm" svg:height="0.044cm" draw:transform="skewX (0.773878990334286) translate (8.266cm 13.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8.34cm 13.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8.415cm 13.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49cm 13.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8.564cm 13.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8.639cm 13.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714cm 13.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8.788cm 13.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8.863cm 13.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938cm 13.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9.012cm 13.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9.087cm 13.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9.162cm 13.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9.236cm 13.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9.311cm 13.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9.386cm 13.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21cm 13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8.284cm 13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8.359cm 13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434cm 13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509cm 13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8.583cm 13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658cm 13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733cm 13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8.807cm 13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882cm 13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957cm 13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9.032cm 13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9.106cm 13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9.181cm 13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9.256cm 13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62185284345924) translate (9.33cm 13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88cm" svg:height="0.045cm" draw:transform="skewX (0.762708883121522) translate (8.154cm 13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8.254cm 13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5101517713316) translate (8.328cm 13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62708883121522) translate (8.403cm 13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8.478cm 13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5101517713316) translate (8.552cm 13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62708883121522) translate (8.627cm 13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8.702cm 13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8.777cm 13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62708883121522) translate (8.851cm 13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8.926cm 13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9.001cm 13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5101517713316) translate (9.075cm 13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9.15cm 13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12cm" svg:height="0.045cm" draw:transform="skewX (0.762708883121522) translate (9.225cm 13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5cm" svg:height="0.044cm" draw:transform="skewX (0.773878990334286) translate (8.099cm 13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217cm 13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292cm 13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366cm 13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441cm 13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8.515cm 13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62185284345924) translate (8.59cm 13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665cm 13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74cm 13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814cm 13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889cm 13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964cm 13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9.039cm 13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9.113cm 13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93cm" svg:height="0.073cm" draw:transform="skewX (0.771435529381494) translate (9.216cm 13.5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31cm" svg:height="0.044cm" draw:transform="skewX (0.773878990334286) translate (8.043cm 13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186cm 13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8.26cm 13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8.335cm 13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41cm 13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485cm 13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8.559cm 13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634cm 13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709cm 13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8.783cm 13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858cm 13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8.933cm 13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9.008cm 13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9.082cm 13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9.157cm 13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43" draw:text-style-name="P13" draw:layer="layout" svg:width="0.372cm" svg:height="0.161cm" draw:transform="skewX (0.769690200129499) translate (8.364cm 13.7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polygon draw:style-name="gr28" draw:text-style-name="P13" draw:layer="layout" svg:width="1.797cm" svg:height="0.603cm" svg:x="9.69cm" svg:y="16.396cm" svg:viewBox="0 0 1798 604" draw:points="13,604 0,564 1798,0 1798,81 1266,604">
            <text:p/>
          </draw:polygon>
          <draw:custom-shape draw:style-name="gr82" draw:text-style-name="P13" draw:layer="layout" svg:width="1.252cm" svg:height="0.565cm" draw:transform="skewX (0.766548607475909) translate (10.234cm 16.3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15" draw:layer="layout" svg:width="1.258cm" svg:height="0.966cm" draw:transform="skewX (0.0630063859969953) translate (10.304cm 15.4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14" draw:layer="layout" svg:width="1.186cm" svg:height="0.84cm" draw:transform="skewX (0.0630063859969953) translate (10.34cm 15.5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2" draw:text-style-name="P16" draw:layer="layout" svg:width="0.062cm" svg:height="0.045cm" draw:transform="skewX (0.762708883121522) translate (10.205cm 16.4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0.28cm 16.4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5cm" draw:transform="skewX (0.75101517713316) translate (10.354cm 16.4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0.429cm 16.4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0.504cm 16.4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0.579cm 16.4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1cm" svg:height="0.045cm" draw:transform="skewX (0.774228056184685) translate (10.654cm 16.4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0.728cm 16.4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0.803cm 16.4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0.877cm 16.4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0.952cm 16.4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1.027cm 16.4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1.102cm 16.4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1.176cm 16.4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1.251cm 16.4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1.326cm 16.4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15cm 16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224cm 16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299cm 16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374cm 16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1cm" svg:height="0.044cm" draw:transform="skewX (0.773878990334286) translate (10.449cm 16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523cm 16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598cm 16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673cm 16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62185284345924) translate (10.747cm 16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822cm 16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897cm 16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62185284345924) translate (10.971cm 16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1.046cm 16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1.121cm 16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1.195cm 16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1.27cm 16.5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87cm" svg:height="0.045cm" draw:transform="skewX (0.762708883121522) translate (10.094cm 16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5101517713316) translate (10.193cm 16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0.268cm 16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0.343cm 16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0.418cm 16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0.492cm 16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0.567cm 16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0.642cm 16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1cm" svg:height="0.045cm" draw:transform="skewX (0.762708883121522) translate (10.717cm 16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0.791cm 16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0.866cm 16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0.941cm 16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5101517713316) translate (11.015cm 16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5cm" draw:transform="skewX (0.762708883121522) translate (11.09cm 16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12cm" svg:height="0.045cm" draw:transform="skewX (0.762708883121522) translate (11.165cm 16.5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06cm" svg:height="0.044cm" draw:transform="skewX (0.773878990334286) translate (10.038cm 16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157cm 16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62185284345924) translate (10.231cm 16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306cm 16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381cm 16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455cm 16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53cm 16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605cm 16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0.679cm 16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754cm 16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829cm 16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0.903cm 16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73878990334286) translate (10.978cm 16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1.053cm 16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94cm" svg:height="0.073cm" draw:transform="skewX (0.764454212373517) translate (11.155cm 16.59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131cm" svg:height="0.044cm" draw:transform="skewX (0.773878990334286) translate (9.982cm 16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126cm 16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2cm 16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275cm 16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35cm 16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425cm 16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499cm 16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574cm 16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649cm 16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3cm" svg:height="0.044cm" draw:transform="skewX (0.762185284345924) translate (10.723cm 16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798cm 16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0.873cm 16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62185284345924) translate (10.947cm 16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1.022cm 16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6" draw:layer="layout" svg:width="0.062cm" svg:height="0.044cm" draw:transform="skewX (0.773878990334286) translate (11.097cm 16.6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43" draw:text-style-name="P13" draw:layer="layout" svg:width="0.372cm" svg:height="0.161cm" draw:transform="skewX (0.76637407455071) translate (10.303cm 16.7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6" draw:text-style-name="P32" draw:layer="layout" svg:width="2.196cm" svg:height="0.865cm" svg:x="11.5cm" svg:y="9.885cm">
          <draw:text-box>
            <text:p text:style-name="P31"><text:span text:style-name="T7">PDF</text:span><text:span text:style-name="T7">帳票</text:span></text:p>
          </draw:text-box>
        </draw:frame>
        <draw:frame draw:style-name="gr36" draw:text-style-name="P22" draw:layer="layout" svg:width="19.106cm" svg:height="0.911cm" svg:x="1cm" svg:y="17.75cm">
          <draw:text-box>
            <text:p text:style-name="P21"><text:span text:style-name="T3">Web</text:span><text:span text:style-name="T3">ブラウザでの操作●必要ライセンス無し●タブレット</text:span><text:span text:style-name="T3">/</text:span><text:span text:style-name="T3">スマホで</text:span><text:span text:style-name="T3">OK</text:span><text:span text:style-name="T9">●</text:span><text:span text:style-name="T9">インストール不要</text:span></text:p>
          </draw:text-box>
        </draw:frame>
        <draw:frame draw:style-name="gr77" draw:text-style-name="P36" draw:layer="layout" svg:width="5.548cm" svg:height="1.064cm" svg:x="1.202cm" svg:y="16.936cm">
          <draw:text-box>
            <text:p text:style-name="P35"><text:span text:style-name="T8">クライアント要件：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JP Black" svg:font-family="'Noto Sans CJK JP Black'" style:font-family-generic="swiss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7T12:13:17.828975197</meta:creation-date>
    <dc:date>2023-04-17T18:14:44.389234264</dc:date>
    <meta:editing-duration>PT4H1M20S</meta:editing-duration>
    <meta:editing-cycles>4</meta:editing-cycles>
    <meta:generator>LibreOffice/7.3.7.2$Linux_X86_64 LibreOffice_project/30$Build-2</meta:generator>
    <meta:document-statistic meta:object-count="1138"/>
  </office:meta>
</office:document-meta>
</file>